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F" svg:font-family="" style:font-family-generic="roman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4.336cm"/>
    </style:style>
    <style:style style:name="Таблица1.B" style:family="table-column">
      <style:table-column-properties style:column-width="12.65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6.696cm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paragraph-properties fo:margin-top="0cm" fo:margin-bottom="0.212cm" style:contextual-spacing="false"/>
      <style:text-properties fo:language="ru" fo:country="RU"/>
    </style:style>
    <style:style style:name="P3" style:family="paragraph" style:parent-style-name="Text_20_body">
      <style:text-properties fo:background-color="#ffff99"/>
    </style:style>
    <style:style style:name="P4" style:family="paragraph" style:parent-style-name="Text_20_body">
      <style:text-properties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P5" style:family="paragraph" style:parent-style-name="Standard">
      <style:text-properties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P6" style:family="paragraph" style:parent-style-name="Text_20_body">
      <style:paragraph-properties fo:margin-top="0cm" fo:margin-bottom="0.212cm" style:contextual-spacing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7" style:family="paragraph" style:parent-style-name="Text_20_body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P8" style:family="paragraph" style:parent-style-name="Text_20_body">
      <style:paragraph-properties fo:margin-top="0cm" fo:margin-bottom="0.212cm" style:contextual-spacing="false"/>
      <style:text-properties fo:font-variant="normal" fo:text-transform="none" fo:color="#172b4d" loext:opacity="100%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P9" style:family="paragraph" style:parent-style-name="Text_20_body">
      <style:paragraph-properties fo:margin-top="0cm" fo:margin-bottom="0.212cm" style:contextual-spacing="false"/>
    </style:style>
    <style:style style:name="P10" style:family="paragraph" style:parent-style-name="Text_20_body">
      <style:text-properties fo:language="ru" fo:country="RU"/>
    </style:style>
    <style:style style:name="P11" style:family="paragraph" style:parent-style-name="Text_20_body">
      <style:paragraph-properties fo:margin-top="0cm" fo:margin-bottom="0.212cm" style:contextual-spacing="false"/>
      <style:text-properties fo:language="ru" fo:country="RU"/>
    </style:style>
    <style:style style:name="P12" style:family="paragraph" style:parent-style-name="Text_20_body">
      <style:text-properties fo:language="ru" fo:country="RU" officeooo:paragraph-rsid="00194734"/>
    </style:style>
    <style:style style:name="P13" style:family="paragraph" style:parent-style-name="Text_20_body">
      <style:text-properties fo:background-color="#ffff99"/>
    </style:style>
    <style:style style:name="P14" style:family="paragraph" style:parent-style-name="Text_20_body">
      <style:text-properties officeooo:paragraph-rsid="0014e3b2"/>
    </style:style>
    <style:style style:name="P15" style:family="paragraph" style:parent-style-name="Text_20_body">
      <style:text-properties officeooo:paragraph-rsid="00194734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22f99"/>
    </style:style>
    <style:style style:name="T3" style:family="text">
      <style:text-properties fo:language="ru" fo:country="RU" officeooo:rsid="0014e3b2"/>
    </style:style>
    <style:style style:name="T4" style:family="text">
      <style:text-properties fo:language="ru" fo:country="RU" officeooo:rsid="0017e542"/>
    </style:style>
    <style:style style:name="T5" style:family="text">
      <style:text-properties fo:language="ru" fo:country="RU" officeooo:rsid="0018a747"/>
    </style:style>
    <style:style style:name="T6" style:family="text">
      <style:text-properties fo:language="ru" fo:country="RU" officeooo:rsid="00194734"/>
    </style:style>
    <style:style style:name="T7" style:family="text">
      <style:text-properties fo:background-color="#ffff99" loext:char-shading-value="0"/>
    </style:style>
    <style:style style:name="T8" style:family="text">
      <style:text-properties style:use-window-font-color="true" loext:opacity="0%" style:text-outline="false" style:text-line-through-style="none" style:text-line-through-type="none" style:font-name="Times New Roman" fo:font-size="12pt" fo:letter-spacing="normal" fo:language="ru" fo:country="RU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0dc5e"/>
    </style:style>
    <style:style style:name="T11" style:family="text">
      <style:text-properties fo:font-variant="normal" fo:text-transform="none" fo:color="#172b4d" loext:opacity="100%" style:font-name="Times New Roman" fo:font-size="12pt" fo:letter-spacing="normal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T12" style:family="text">
      <style:text-properties fo:font-variant="normal" fo:text-transform="none" fo:color="#172b4d" loext:opacity="100%" style:font-name="Times New Roman" fo:font-size="12pt" fo:letter-spacing="normal" fo:language="ru" fo:country="RU" fo:font-style="normal" fo:font-weight="normal" style:font-size-asian="12pt" style:font-style-asian="normal" style:font-weight-asian="normal" style:font-name-complex="Times New Roman" style:font-size-complex="12pt" style:font-weight-complex="normal"/>
    </style:style>
    <style:style style:name="T13" style:family="text">
      <style:text-properties officeooo:rsid="0010dc5e"/>
    </style:style>
    <style:style style:name="T14" style:family="text">
      <style:text-properties officeooo:rsid="00122f99"/>
    </style:style>
    <style:style style:name="T15" style:family="text">
      <style:text-properties officeooo:rsid="0014e3b2"/>
    </style:style>
    <style:style style:name="T16" style:family="text">
      <style:text-properties officeooo:rsid="0018a747"/>
    </style:style>
    <style:style style:name="T17" style:family="text">
      <style:text-properties officeooo:rsid="00194734"/>
    </style:style>
    <style:style style:name="T18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8pt" fo:letter-spacing="normal" fo:language="ru" fo:country="RU" fo:font-style="italic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size="10pt" fo:language="ru" fo:country="RU" style:language-asian="zh" style:country-asian="CN" style:language-complex="hi" style:country-complex="IN"/>
    </style:style>
    <style:style style:name="T22" style:family="text">
      <style:text-properties style:use-window-font-color="true" loext:opacity="0%" style:text-outline="false" style:text-line-through-style="none" style:text-line-through-typ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text-position="0% 100%" style:font-name="Segoe UI" fo:font-size="8pt" fo:letter-spacing="normal" fo:language="ru" fo:country="RU" fo:font-style="italic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Arial3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style:font-name="Segoe UI" fo:font-size="10pt" fo:language="ru" fo:country="RU" style:language-asian="zh" style:country-asian="CN" style:language-complex="hi" style:country-complex="IN"/>
    </style:style>
  </office:automatic-styles>
  <office:body>
    <office:text text:use-soft-page-breaks="true">
      <text:tracked-changes>
        <text:changed-region xml:id="ct2781042981392" text:id="ct2781042981392">
          <text:deletion>
            <office:change-info>
              <dc:creator>&lt;анонимный&gt;</dc:creator>
              <dc:date>2024-06-09T11:13:00</dc:date>
            </office:change-info>
            <text:p text:style-name="P1"><text:s/>в</text:p>
          </text:deletion>
        </text:changed-region>
        <text:changed-region xml:id="ct2781166819696" text:id="ct2781166819696">
          <text:deletion>
            <office:change-info>
              <dc:creator>&lt;анонимный&gt;</dc:creator>
              <dc:date>2024-06-09T11:13:00</dc:date>
            </office:change-info>
            <text:p text:style-name="P1">ах<office:annotation loext:resolved="false"><dc:creator>Тарас</dc:creator><dc:date>2024-06-07T14:29:20.410000000</dc:date><text:p text:style-name="P16"><text:span text:style-name="T18">Тут автоматом читаешь среди морей и высоких гор.</text:span></text:p></office:annotation><office:annotation loext:resolved="false"><dc:creator>Тарас</dc:creator><dc:date>2024-06-08T23:27:37.410000000</dc:date><text:p text:style-name="P16"><text:span text:style-name="T20">Ответ на &lt;анонимный&gt; (08.06.2024, 21:48): "…"</text:span></text:p><text:p><text:span text:style-name="T20">Когда читаю, пропускаю союз "в", а потом напарываюсь не на "высоких гор", а на "высоких горах". Ожидает мозг увидеть "среди морей и высоких гор"</text:span></text:p></office:annotation></text:p>
          </text:deletion>
        </text:changed-region>
        <text:changed-region xml:id="ct2781326677680" text:id="ct2781326677680">
          <text:deletion>
            <office:change-info>
              <dc:creator>Тарас</dc:creator>
              <dc:date>2024-06-10T20:01:25</dc:date>
            </office:change-info>
            <text:p text:style-name="Text_20_body">,</text:p>
          </text:deletion>
        </text:changed-region>
        <text:changed-region xml:id="ct2781326673936" text:id="ct2781326673936">
          <text:deletion>
            <office:change-info>
              <dc:creator>Тарас</dc:creator>
              <dc:date>2024-06-12T18:40:53</dc:date>
            </office:change-info>
            <text:p text:style-name="P12">Dulmir</text:p>
          </text:deletion>
        </text:changed-region>
        <text:changed-region xml:id="ct2781326679696" text:id="ct2781326679696">
          <text:insertion>
            <office:change-info>
              <dc:creator>Тарас</dc:creator>
              <dc:date>2024-06-12T18:40:53</dc:date>
            </office:change-info>
          </text:insertion>
        </text:changed-region>
        <text:changed-region xml:id="ct2781326684592" text:id="ct2781326684592">
          <text:deletion>
            <office:change-info>
              <dc:creator>Тарас</dc:creator>
              <dc:date>2024-06-12T18:40:58</dc:date>
            </office:change-info>
            <text:p text:style-name="P12"><text:s/><text:span text:style-name="T9">(</text:span>Дульмир<text:span text:style-name="T9">)</text:span></text:p>
          </text:deletion>
        </text:changed-region>
        <text:changed-region xml:id="ct2781326656944" text:id="ct2781326656944">
          <text:format-change>
            <office:change-info>
              <dc:creator>Тарас</dc:creator>
              <dc:date>2024-06-11T17:00:41</dc:date>
            </office:change-info>
          </text:format-change>
        </text:changed-region>
        <text:changed-region xml:id="ct2781326681712" text:id="ct2781326681712">
          <text:deletion>
            <office:change-info>
              <dc:creator>Тарас</dc:creator>
              <dc:date>2024-06-12T18:41:10</dc:date>
            </office:change-info>
            <text:p text:style-name="Text_20_body"><text:span text:style-name="T1">Tarankol</text:span></text:p>
          </text:deletion>
        </text:changed-region>
        <text:changed-region xml:id="ct2781326690064" text:id="ct2781326690064">
          <text:insertion>
            <office:change-info>
              <dc:creator>Тарас</dc:creator>
              <dc:date>2024-06-12T18:41:10</dc:date>
            </office:change-info>
          </text:insertion>
        </text:changed-region>
        <text:changed-region xml:id="ct2781326688912" text:id="ct2781326688912">
          <text:deletion>
            <office:change-info>
              <dc:creator>Тарас</dc:creator>
              <dc:date>2024-06-12T18:41:14</dc:date>
            </office:change-info>
            <text:p text:style-name="Text_20_body"><text:span text:style-name="T1"><text:s/>(Таранкол)</text:span></text:p>
          </text:deletion>
        </text:changed-region>
        <text:changed-region xml:id="ct2781326687184" text:id="ct2781326687184">
          <text:deletion>
            <office:change-info>
              <dc:creator>Тарас</dc:creator>
              <dc:date>2024-06-12T18:41:26</dc:date>
            </office:change-info>
            <text:p text:style-name="P15">Tarankol <text:span text:style-name="T1">(Таранкол)</text:span></text:p>
          </text:deletion>
        </text:changed-region>
        <text:changed-region xml:id="ct2781326674512" text:id="ct2781326674512">
          <text:insertion>
            <office:change-info>
              <dc:creator>Тарас</dc:creator>
              <dc:date>2024-06-12T18:41:26</dc:date>
            </office:change-info>
          </text:insertion>
        </text:changed-region>
        <text:changed-region xml:id="ct2781326655504" text:id="ct2781326655504">
          <text:deletion>
            <office:change-info>
              <dc:creator>Тарас</dc:creator>
              <dc:date>2024-06-11T17:15:33</dc:date>
            </office:change-info>
            <text:p text:style-name="P14"><text:s/>знак</text:p>
          </text:deletion>
        </text:changed-region>
        <text:changed-region xml:id="ct2781326657232" text:id="ct2781326657232">
          <text:insertion>
            <office:change-info>
              <dc:creator>Тарас</dc:creator>
              <dc:date>2024-06-11T17:15:35</dc:date>
            </office:change-info>
          </text:insertion>
        </text:changed-region>
        <text:changed-region xml:id="ct2781166825168" text:id="ct2781166825168">
          <text:deletion>
            <office:change-info>
              <dc:creator>Тарас</dc:creator>
              <dc:date>2024-06-08T18:18:34</dc:date>
            </office:change-info>
            <text:p text:style-name="P1">«</text:p>
          </text:deletion>
        </text:changed-region>
        <text:changed-region xml:id="ct2781166813936" text:id="ct2781166813936">
          <text:deletion>
            <office:change-info>
              <dc:creator>Тарас</dc:creator>
              <dc:date>2024-06-08T18:18:33</dc:date>
            </office:change-info>
            <text:p text:style-name="P1">»</text:p>
          </text:deletion>
        </text:changed-region>
        <text:changed-region xml:id="ct2781166812784" text:id="ct2781166812784">
          <text:insertion>
            <office:change-info>
              <dc:creator>Тарас</dc:creator>
              <dc:date>2024-06-07T14:37:24</dc:date>
            </office:change-info>
          </text:insertion>
        </text:changed-region>
        <text:changed-region xml:id="ct2781166823440" text:id="ct2781166823440">
          <text:deletion>
            <office:change-info>
              <dc:creator>Тарас</dc:creator>
              <dc:date>2024-06-07T14:37:23</dc:date>
            </office:change-info>
            <text:p text:style-name="P1">л</text:p>
          </text:deletion>
        </text:changed-region>
        <text:changed-region xml:id="ct2781326667888" text:id="ct2781326667888">
          <text:insertion>
            <office:change-info>
              <dc:creator>Тарас</dc:creator>
              <dc:date>2024-06-10T20:09:45</dc:date>
            </office:change-info>
          </text:insertion>
        </text:changed-region>
        <text:changed-region xml:id="ct2781326660112" text:id="ct2781326660112">
          <text:deletion>
            <office:change-info>
              <dc:creator>Тарас</dc:creator>
              <dc:date>2024-06-10T20:09:44</dc:date>
            </office:change-info>
            <text:p text:style-name="P1"><text:span text:style-name="T14">ет</text:span></text:p>
          </text:deletion>
        </text:changed-region>
        <text:changed-region xml:id="ct2781326658096" text:id="ct2781326658096">
          <text:insertion>
            <office:change-info>
              <dc:creator>Тарас</dc:creator>
              <dc:date>2024-06-10T20:10:09</dc:date>
            </office:change-info>
          </text:insertion>
        </text:changed-region>
        <text:changed-region xml:id="ct2781326663280" text:id="ct2781326663280">
          <text:deletion>
            <office:change-info>
              <dc:creator>Тарас</dc:creator>
              <dc:date>2024-06-10T20:10:09</dc:date>
            </office:change-info>
            <text:p text:style-name="P1"><text:span text:style-name="T14">яется</text:span></text:p>
          </text:deletion>
        </text:changed-region>
        <text:changed-region xml:id="ct2781326658384" text:id="ct2781326658384">
          <text:insertion>
            <office:change-info>
              <dc:creator>Тарас</dc:creator>
              <dc:date>2024-06-11T17:16:22</dc:date>
            </office:change-info>
          </text:insertion>
        </text:changed-region>
        <text:changed-region xml:id="ct2781326657808" text:id="ct2781326657808">
          <text:deletion>
            <office:change-info>
              <dc:creator>Тарас</dc:creator>
              <dc:date>2024-06-10T20:10:21</dc:date>
            </office:change-info>
            <text:p text:style-name="P1"><text:span text:style-name="T14">нул</text:span></text:p>
          </text:deletion>
        </text:changed-region>
        <text:changed-region xml:id="ct2781326665008" text:id="ct2781326665008">
          <text:insertion>
            <office:change-info>
              <dc:creator>Тарас</dc:creator>
              <dc:date>2024-06-10T20:10:29</dc:date>
            </office:change-info>
          </text:insertion>
        </text:changed-region>
        <text:changed-region xml:id="ct2781326668752" text:id="ct2781326668752">
          <text:deletion>
            <office:change-info>
              <dc:creator>Тарас</dc:creator>
              <dc:date>2024-06-10T20:10:29</dc:date>
            </office:change-info>
            <text:p text:style-name="P1">.</text:p>
          </text:deletion>
        </text:changed-region>
        <text:changed-region xml:id="ct2781326665584" text:id="ct2781326665584">
          <text:deletion>
            <office:change-info>
              <dc:creator>Тарас</dc:creator>
              <dc:date>2024-06-10T20:10:55</dc:date>
            </office:change-info>
            <text:p text:style-name="Text_20_body"><text:span text:style-name="T1">. Т</text:span></text:p>
          </text:deletion>
        </text:changed-region>
        <text:changed-region xml:id="ct2781326654928" text:id="ct2781326654928">
          <text:insertion>
            <office:change-info>
              <dc:creator>Тарас</dc:creator>
              <dc:date>2024-06-10T20:10:56</dc:date>
            </office:change-info>
          </text:insertion>
        </text:changed-region>
        <text:changed-region xml:id="ct2781326668176" text:id="ct2781326668176">
          <text:deletion>
            <office:change-info>
              <dc:creator>Тарас</dc:creator>
              <dc:date>2024-06-10T20:11:38</dc:date>
            </office:change-info>
            <text:p text:style-name="Text_20_body"><text:span text:style-name="T1">. </text:span></text:p>
          </text:deletion>
        </text:changed-region>
        <text:changed-region xml:id="ct2781326668464" text:id="ct2781326668464">
          <text:insertion>
            <office:change-info>
              <dc:creator>Тарас</dc:creator>
              <dc:date>2024-06-10T20:11:48</dc:date>
            </office:change-info>
          </text:insertion>
        </text:changed-region>
        <text:changed-region xml:id="ct2781326662128" text:id="ct2781326662128">
          <text:format-change>
            <office:change-info>
              <dc:creator>Тарас</dc:creator>
              <dc:date>2024-06-11T17:17:24</dc:date>
            </office:change-info>
          </text:format-change>
        </text:changed-region>
        <text:changed-region xml:id="ct2781326660688" text:id="ct2781326660688">
          <text:insertion>
            <office:change-info>
              <dc:creator>Тарас</dc:creator>
              <dc:date>2024-06-10T20:12:27</dc:date>
            </office:change-info>
          </text:insertion>
        </text:changed-region>
        <text:changed-region xml:id="ct2781166824016" text:id="ct2781166824016">
          <text:deletion>
            <office:change-info>
              <dc:creator>Тарас</dc:creator>
              <dc:date>2024-06-07T14:39:23</dc:date>
            </office:change-info>
            <text:p text:style-name="Text_20_body"><text:span text:style-name="T1">Резкар</text:span></text:p>
          </text:deletion>
        </text:changed-region>
        <text:changed-region xml:id="ct2781166817392" text:id="ct2781166817392">
          <text:insertion>
            <office:change-info>
              <dc:creator>Тарас</dc:creator>
              <dc:date>2024-06-07T14:39:23</dc:date>
            </office:change-info>
          </text:insertion>
        </text:changed-region>
        <text:changed-region xml:id="ct2781326683440" text:id="ct2781326683440">
          <text:deletion>
            <office:change-info>
              <dc:creator>Тарас</dc:creator>
              <dc:date>2024-06-12T18:39:43</dc:date>
            </office:change-info>
            <text:p text:style-name="P1">Brae</text:p>
          </text:deletion>
        </text:changed-region>
        <text:changed-region xml:id="ct2781326672496" text:id="ct2781326672496">
          <text:insertion>
            <office:change-info>
              <dc:creator>Тарас</dc:creator>
              <dc:date>2024-06-12T18:39:43</dc:date>
            </office:change-info>
          </text:insertion>
        </text:changed-region>
        <text:changed-region xml:id="ct2781166811056" text:id="ct2781166811056">
          <text:deletion>
            <office:change-info>
              <dc:creator>Тарас</dc:creator>
              <dc:date>2024-06-07T19:29:10</dc:date>
            </office:change-info>
            <text:p text:style-name="Text_20_body"><text:span text:style-name="T1">воинов</text:span></text:p>
          </text:deletion>
        </text:changed-region>
        <text:changed-region xml:id="ct2781166814800" text:id="ct2781166814800">
          <text:deletion>
            <office:change-info>
              <dc:creator>Тарас</dc:creator>
              <dc:date>2024-06-07T19:29:51</dc:date>
            </office:change-info>
            <text:p text:style-name="Text_20_body"><text:span text:style-name="T1">стремительно</text:span></text:p>
          </text:deletion>
        </text:changed-region>
        <text:changed-region xml:id="ct2781166822000" text:id="ct2781166822000">
          <text:insertion>
            <office:change-info>
              <dc:creator>Тарас</dc:creator>
              <dc:date>2024-06-07T19:29:53</dc:date>
            </office:change-info>
          </text:insertion>
        </text:changed-region>
        <text:changed-region xml:id="ct2781166815952" text:id="ct2781166815952">
          <text:deletion>
            <office:change-info>
              <dc:creator>Тарас</dc:creator>
              <dc:date>2024-06-08T14:20:44</dc:date>
            </office:change-info>
            <text:p text:style-name="Text_20_body"><text:span text:style-name="T1"><text:s/></text:span></text:p>
          </text:deletion>
        </text:changed-region>
        <text:changed-region xml:id="ct2781166819408" text:id="ct2781166819408">
          <text:deletion>
            <office:change-info>
              <dc:creator>Тарас</dc:creator>
              <dc:date>2024-06-07T19:30:47</dc:date>
            </office:change-info>
            <text:p text:style-name="Text_20_body"><text:span text:style-name="T1">и всех</text:span></text:p>
          </text:deletion>
        </text:changed-region>
        <text:changed-region xml:id="ct2781326674800" text:id="ct2781326674800">
          <text:deletion>
            <office:change-info>
              <dc:creator>Тарас</dc:creator>
              <dc:date>2024-06-12T18:39:56</dc:date>
            </office:change-info>
            <text:p text:style-name="Text_20_body"><text:span text:style-name="T1">Brae</text:span></text:p>
          </text:deletion>
        </text:changed-region>
        <text:changed-region xml:id="ct2781326688336" text:id="ct2781326688336">
          <text:insertion>
            <office:change-info>
              <dc:creator>Тарас</dc:creator>
              <dc:date>2024-06-12T18:39:56</dc:date>
            </office:change-info>
          </text:insertion>
        </text:changed-region>
        <text:changed-region xml:id="ct2781166809616" text:id="ct2781166809616">
          <text:deletion>
            <office:change-info>
              <dc:creator>Тарас</dc:creator>
              <dc:date>2024-06-07T19:31:15</dc:date>
            </office:change-info>
            <text:p text:style-name="Text_20_body"><text:span text:style-name="T1">А </text:span></text:p>
          </text:deletion>
        </text:changed-region>
        <text:changed-region xml:id="ct2781166816528" text:id="ct2781166816528">
          <text:deletion>
            <office:change-info>
              <dc:creator>Тарас</dc:creator>
              <dc:date>2024-06-08T14:10:46</dc:date>
            </office:change-info>
            <text:p text:style-name="Text_20_body"><text:span text:style-name="T1"><text:s/>было</text:span></text:p>
          </text:deletion>
        </text:changed-region>
        <text:changed-region xml:id="ct2781166824592" text:id="ct2781166824592">
          <text:insertion>
            <office:change-info>
              <dc:creator>Тарас</dc:creator>
              <dc:date>2024-06-08T14:10:49</dc:date>
            </office:change-info>
          </text:insertion>
        </text:changed-region>
        <text:changed-region xml:id="ct2781326678256" text:id="ct2781326678256">
          <text:insertion>
            <office:change-info>
              <dc:creator>Тарас</dc:creator>
              <dc:date>2024-06-11T18:24:20</dc:date>
            </office:change-info>
          </text:insertion>
        </text:changed-region>
        <text:changed-region xml:id="ct2781166822864" text:id="ct2781166822864">
          <text:format-change>
            <office:change-info>
              <dc:creator>Тарас</dc:creator>
              <dc:date>2024-06-08T14:10:53</dc:date>
            </office:change-info>
          </text:format-change>
        </text:changed-region>
        <text:changed-region xml:id="ct2781166815376" text:id="ct2781166815376">
          <text:insertion>
            <office:change-info>
              <dc:creator>Тарас</dc:creator>
              <dc:date>2024-06-08T14:10:53</dc:date>
            </office:change-info>
          </text:insertion>
        </text:changed-region>
        <text:changed-region xml:id="ct2781166819984" text:id="ct2781166819984">
          <text:deletion>
            <office:change-info>
              <dc:creator>Тарас</dc:creator>
              <dc:date>2024-06-08T14:10:52</dc:date>
            </office:change-info>
            <text:p text:style-name="Text_20_body"><text:span text:style-name="T1">но</text:span></text:p>
          </text:deletion>
        </text:changed-region>
        <text:changed-region xml:id="ct2781166816240" text:id="ct2781166816240">
          <text:deletion>
            <office:change-info>
              <dc:creator>Тарас</dc:creator>
              <dc:date>2024-06-08T14:21:00</dc:date>
            </office:change-info>
            <text:p text:style-name="Text_20_body"><text:s/></text:p>
          </text:deletion>
        </text:changed-region>
        <text:changed-region xml:id="ct2781166816816" text:id="ct2781166816816">
          <text:deletion>
            <office:change-info>
              <dc:creator>Тарас</dc:creator>
              <dc:date>2024-06-07T19:31:51</dc:date>
            </office:change-info>
            <text:p text:style-name="Text_20_body">Не<text:span text:style-name="T1">которое время </text:span>спустя</text:p>
          </text:deletion>
        </text:changed-region>
        <text:changed-region xml:id="ct2781166820272" text:id="ct2781166820272">
          <text:insertion>
            <office:change-info>
              <dc:creator>Тарас</dc:creator>
              <dc:date>2024-06-07T19:31:56</dc:date>
            </office:change-info>
          </text:insertion>
        </text:changed-region>
        <text:changed-region xml:id="ct2781166820560" text:id="ct2781166820560">
          <text:deletion>
            <office:change-info>
              <dc:creator>Тарас</dc:creator>
              <dc:date>2024-06-07T19:32:26</dc:date>
            </office:change-info>
            <text:p text:style-name="Text_20_body"><text:span text:style-name="T1">мощными</text:span></text:p>
          </text:deletion>
        </text:changed-region>
        <text:changed-region xml:id="ct2781166824880" text:id="ct2781166824880">
          <text:insertion>
            <office:change-info>
              <dc:creator>Тарас</dc:creator>
              <dc:date>2024-06-07T19:37:04</dc:date>
            </office:change-info>
          </text:insertion>
        </text:changed-region>
        <text:changed-region xml:id="ct2781166813360" text:id="ct2781166813360">
          <text:deletion>
            <office:change-info>
              <dc:creator>Тарас</dc:creator>
              <dc:date>2024-06-07T19:33:29</dc:date>
            </office:change-info>
            <text:p text:style-name="Text_20_body"><text:span text:style-name="T1">, стремясь пробиться в залы монастыря, где скрывался вождь орды</text:span></text:p>
          </text:deletion>
        </text:changed-region>
        <text:changed-region xml:id="ct2781326682576" text:id="ct2781326682576">
          <text:insertion>
            <office:change-info>
              <dc:creator>Тарас</dc:creator>
              <dc:date>2024-06-11T18:24:55</dc:date>
            </office:change-info>
          </text:insertion>
        </text:changed-region>
        <text:changed-region xml:id="ct2781166820848" text:id="ct2781166820848">
          <text:insertion>
            <office:change-info>
              <dc:creator>Тарас</dc:creator>
              <dc:date>2024-06-07T19:36:20</dc:date>
            </office:change-info>
          </text:insertion>
        </text:changed-region>
        <text:changed-region xml:id="ct2781166813648" text:id="ct2781166813648">
          <text:insertion>
            <office:change-info>
              <dc:creator>Тарас</dc:creator>
              <dc:date>2024-06-07T19:37:38</dc:date>
            </office:change-info>
          </text:insertion>
        </text:changed-region>
        <text:changed-region xml:id="ct2781166813072" text:id="ct2781166813072">
          <text:insertion>
            <office:change-info>
              <dc:creator>Тарас</dc:creator>
              <dc:date>2024-06-07T19:38:39</dc:date>
            </office:change-info>
          </text:insertion>
        </text:changed-region>
        <text:changed-region xml:id="ct2781166810768" text:id="ct2781166810768">
          <text:insertion>
            <office:change-info>
              <dc:creator>Тарас</dc:creator>
              <dc:date>2024-06-07T19:48:32</dc:date>
            </office:change-info>
          </text:insertion>
        </text:changed-region>
        <text:changed-region xml:id="ct2781166821136" text:id="ct2781166821136">
          <text:insertion>
            <office:change-info>
              <dc:creator>Тарас</dc:creator>
              <dc:date>2024-06-07T19:40:08</dc:date>
            </office:change-info>
          </text:insertion>
        </text:changed-region>
        <text:changed-region xml:id="ct2781166811920" text:id="ct2781166811920">
          <text:insertion>
            <office:change-info>
              <dc:creator>Тарас</dc:creator>
              <dc:date>2024-06-07T19:41:09</dc:date>
            </office:change-info>
          </text:insertion>
        </text:changed-region>
        <text:changed-region xml:id="ct2781166814224" text:id="ct2781166814224">
          <text:deletion>
            <office:change-info>
              <dc:creator>Тарас</dc:creator>
              <dc:date>2024-06-07T19:41:30</dc:date>
            </office:change-info>
            <text:p text:style-name="P3"><text:span text:style-name="T1">Тем временем отряд монахов во главе с Шолохом уже несколько дней пр</text:span></text:p>
          </text:deletion>
        </text:changed-region>
        <text:changed-region xml:id="ct2781166812208" text:id="ct2781166812208">
          <text:deletion>
            <office:change-info>
              <dc:creator>Тарас</dc:creator>
              <dc:date>2024-06-07T19:39:48</dc:date>
            </office:change-info>
            <text:p text:style-name="P3"><text:span text:style-name="T1">и</text:span></text:p>
          </text:deletion>
        </text:changed-region>
        <text:changed-region xml:id="ct2781166815088" text:id="ct2781166815088">
          <text:deletion>
            <office:change-info>
              <dc:creator>Тарас</dc:creator>
              <dc:date>2024-06-07T19:41:30</dc:date>
            </office:change-info>
            <text:p text:style-name="P3"><text:span text:style-name="T1">бывал возле монастыря в ожидании возможности проникнуть в некогда свой дом.</text:span></text:p>
          </text:deletion>
        </text:changed-region>
        <text:changed-region xml:id="ct2781166812496" text:id="ct2781166812496">
          <text:insertion>
            <office:change-info>
              <dc:creator>Тарас</dc:creator>
              <dc:date>2024-06-08T14:12:37</dc:date>
            </office:change-info>
          </text:insertion>
        </text:changed-region>
        <text:changed-region xml:id="ct2781326656080" text:id="ct2781326656080">
          <text:insertion>
            <office:change-info>
              <dc:creator>Тарас</dc:creator>
              <dc:date>2024-06-10T20:17:08</dc:date>
            </office:change-info>
          </text:insertion>
        </text:changed-region>
        <text:changed-region xml:id="ct2781166814512" text:id="ct2781166814512">
          <text:insertion>
            <office:change-info>
              <dc:creator>Тарас</dc:creator>
              <dc:date>2024-06-07T19:44:10</dc:date>
            </office:change-info>
          </text:insertion>
        </text:changed-region>
        <text:changed-region xml:id="ct2781166817968" text:id="ct2781166817968">
          <text:deletion>
            <office:change-info>
              <dc:creator>Тарас</dc:creator>
              <dc:date>2024-06-07T19:45:52</dc:date>
            </office:change-info>
            <text:p text:style-name="P3"><text:span text:style-name="T1">В</text:span></text:p>
          </text:deletion>
        </text:changed-region>
        <text:changed-region xml:id="ct2781166822288" text:id="ct2781166822288">
          <text:insertion>
            <office:change-info>
              <dc:creator>Тарас</dc:creator>
              <dc:date>2024-06-07T19:45:57</dc:date>
            </office:change-info>
          </text:insertion>
        </text:changed-region>
        <text:changed-region xml:id="ct2781166817104" text:id="ct2781166817104">
          <text:insertion>
            <office:change-info>
              <dc:creator>Тарас</dc:creator>
              <dc:date>2024-06-07T19:46:02</dc:date>
            </office:change-info>
          </text:insertion>
        </text:changed-region>
        <text:changed-region xml:id="ct2781166815664" text:id="ct2781166815664">
          <text:deletion>
            <office:change-info>
              <dc:creator>Тарас</dc:creator>
              <dc:date>2024-06-07T19:46:01</dc:date>
            </office:change-info>
            <text:p text:style-name="P3"><text:span text:style-name="T1">вшись</text:span></text:p>
          </text:deletion>
        </text:changed-region>
        <text:changed-region xml:id="ct2781166817680" text:id="ct2781166817680">
          <text:deletion>
            <office:change-info>
              <dc:creator>Тарас</dc:creator>
              <dc:date>2024-06-07T20:22:04</dc:date>
            </office:change-info>
            <text:p text:style-name="P3"><text:span text:style-name="T1"><text:s/></text:span></text:p>
          </text:deletion>
        </text:changed-region>
        <text:changed-region xml:id="ct2781166818256" text:id="ct2781166818256">
          <text:insertion>
            <office:change-info>
              <dc:creator>Тарас</dc:creator>
              <dc:date>2024-06-07T19:46:08</dc:date>
            </office:change-info>
          </text:insertion>
        </text:changed-region>
        <text:changed-region xml:id="ct2781166821424" text:id="ct2781166821424">
          <text:deletion>
            <office:change-info>
              <dc:creator>Тарас</dc:creator>
              <dc:date>2024-06-07T19:47:08</dc:date>
            </office:change-info>
            <text:p text:style-name="P3"><text:span text:style-name="T1">тем</text:span></text:p>
          </text:deletion>
        </text:changed-region>
        <text:changed-region xml:id="ct2781166822576" text:id="ct2781166822576">
          <text:insertion>
            <office:change-info>
              <dc:creator>Тарас</dc:creator>
              <dc:date>2024-06-07T19:47:09</dc:date>
            </office:change-info>
          </text:insertion>
        </text:changed-region>
        <text:changed-region xml:id="ct2781166819120" text:id="ct2781166819120">
          <text:insertion>
            <office:change-info>
              <dc:creator>Тарас</dc:creator>
              <dc:date>2024-06-07T20:22:12</dc:date>
            </office:change-info>
          </text:insertion>
        </text:changed-region>
        <text:changed-region xml:id="ct2781166818544" text:id="ct2781166818544">
          <text:deletion>
            <office:change-info>
              <dc:creator>Тарас</dc:creator>
              <dc:date>2024-06-07T19:47:15</dc:date>
            </office:change-info>
            <text:p text:style-name="P3"><text:span text:style-name="T1">что</text:span></text:p>
          </text:deletion>
        </text:changed-region>
        <text:changed-region xml:id="ct2781166810192" text:id="ct2781166810192">
          <text:insertion>
            <office:change-info>
              <dc:creator>Тарас</dc:creator>
              <dc:date>2024-06-07T19:47:17</dc:date>
            </office:change-info>
          </text:insertion>
        </text:changed-region>
        <text:changed-region xml:id="ct2781166823152" text:id="ct2781166823152">
          <text:insertion>
            <office:change-info>
              <dc:creator>Тарас</dc:creator>
              <dc:date>2024-06-07T19:46:35</dc:date>
            </office:change-info>
          </text:insertion>
        </text:changed-region>
        <text:changed-region xml:id="ct2781166810480" text:id="ct2781166810480">
          <text:insertion>
            <office:change-info>
              <dc:creator>Тарас</dc:creator>
              <dc:date>2024-06-08T14:14:49</dc:date>
            </office:change-info>
          </text:insertion>
        </text:changed-region>
        <text:changed-region xml:id="ct2781166811344" text:id="ct2781166811344">
          <text:deletion>
            <office:change-info>
              <dc:creator>Тарас</dc:creator>
              <dc:date>2024-06-07T19:46:32</dc:date>
            </office:change-info>
            <text:p text:style-name="P3"><text:span text:style-name="T1">, монахи решили действовать</text:span></text:p>
          </text:deletion>
        </text:changed-region>
        <text:changed-region xml:id="ct2781166823728" text:id="ct2781166823728">
          <text:deletion>
            <office:change-info>
              <dc:creator>Тарас</dc:creator>
              <dc:date>2024-06-08T14:14:33</dc:date>
            </office:change-info>
            <text:p text:style-name="P3"><text:span text:style-name="T1">.</text:span></text:p>
          </text:deletion>
        </text:changed-region>
        <text:changed-region xml:id="ct2781166824304" text:id="ct2781166824304">
          <text:deletion>
            <office:change-info>
              <dc:creator>Тарас</dc:creator>
              <dc:date>2024-06-07T19:59:31</dc:date>
            </office:change-info>
            <text:p text:style-name="Text_20_body"/>
            <text:p text:style-name="Text_20_body"/>
          </text:deletion>
        </text:changed-region>
        <text:changed-region xml:id="ct2781166873680" text:id="ct2781166873680">
          <text:insertion>
            <office:change-info>
              <dc:creator>Тарас</dc:creator>
              <dc:date>2024-06-07T20:23:34</dc:date>
            </office:change-info>
          </text:insertion>
        </text:changed-region>
        <text:changed-region xml:id="ct2781166871664" text:id="ct2781166871664">
          <text:insertion>
            <office:change-info>
              <dc:creator>Тарас</dc:creator>
              <dc:date>2024-06-07T20:16:03</dc:date>
            </office:change-info>
          </text:insertion>
        </text:changed-region>
        <text:changed-region xml:id="ct2781166872240" text:id="ct2781166872240">
          <text:deletion>
            <office:change-info>
              <dc:creator>Тарас</dc:creator>
              <dc:date>2024-06-07T20:15:48</dc:date>
            </office:change-info>
            <text:p text:style-name="P2">не смог организовать оборону и </text:p>
          </text:deletion>
        </text:changed-region>
        <text:changed-region xml:id="ct2781166866768" text:id="ct2781166866768">
          <text:deletion>
            <office:change-info>
              <dc:creator>Тарас</dc:creator>
              <dc:date>2024-06-07T19:54:04</dc:date>
            </office:change-info>
            <text:p text:style-name="P2">огромному</text:p>
          </text:deletion>
        </text:changed-region>
        <text:changed-region xml:id="ct2781166868208" text:id="ct2781166868208">
          <text:insertion>
            <office:change-info>
              <dc:creator>Тарас</dc:creator>
              <dc:date>2024-06-07T19:56:11</dc:date>
            </office:change-info>
          </text:insertion>
        </text:changed-region>
        <text:changed-region xml:id="ct2781166873968" text:id="ct2781166873968">
          <text:deletion>
            <office:change-info>
              <dc:creator>Тарас</dc:creator>
              <dc:date>2024-06-07T19:55:55</dc:date>
            </office:change-info>
            <text:p text:style-name="P2"><text:s/>звуки боя не утихли, </text:p>
          </text:deletion>
        </text:changed-region>
        <text:changed-region xml:id="ct2781166874544" text:id="ct2781166874544">
          <text:insertion>
            <office:change-info>
              <dc:creator>Тарас</dc:creator>
              <dc:date>2024-06-08T18:21:36</dc:date>
            </office:change-info>
          </text:insertion>
        </text:changed-region>
        <text:changed-region xml:id="ct2781166872528" text:id="ct2781166872528">
          <text:insertion>
            <office:change-info>
              <dc:creator>Тарас</dc:creator>
              <dc:date>2024-06-07T19:54:40</dc:date>
            </office:change-info>
          </text:insertion>
        </text:changed-region>
        <text:changed-region xml:id="ct2781166867920" text:id="ct2781166867920">
          <text:deletion>
            <office:change-info>
              <dc:creator>Тарас</dc:creator>
              <dc:date>2024-06-07T19:54:33</dc:date>
            </office:change-info>
            <text:p text:style-name="P2"><text:s/></text:p>
          </text:deletion>
        </text:changed-region>
        <text:changed-region xml:id="ct2781166867056" text:id="ct2781166867056">
          <text:deletion>
            <office:change-info>
              <dc:creator>Тарас</dc:creator>
              <dc:date>2024-06-07T19:56:16</dc:date>
            </office:change-info>
            <text:p text:style-name="P2">уже</text:p>
          </text:deletion>
        </text:changed-region>
        <text:changed-region xml:id="ct2781166873392" text:id="ct2781166873392">
          <text:insertion>
            <office:change-info>
              <dc:creator>Тарас</dc:creator>
              <dc:date>2024-06-07T19:56:18</dc:date>
            </office:change-info>
          </text:insertion>
        </text:changed-region>
        <text:changed-region xml:id="ct2781166870800" text:id="ct2781166870800">
          <text:deletion>
            <office:change-info>
              <dc:creator>Тарас</dc:creator>
              <dc:date>2024-06-07T20:04:00</dc:date>
            </office:change-info>
            <text:p text:style-name="P2">монастыря</text:p>
          </text:deletion>
        </text:changed-region>
        <text:changed-region xml:id="ct2781166870224" text:id="ct2781166870224">
          <text:insertion>
            <office:change-info>
              <dc:creator>Тарас</dc:creator>
              <dc:date>2024-06-07T20:04:00</dc:date>
            </office:change-info>
          </text:insertion>
        </text:changed-region>
        <text:changed-region xml:id="ct2781166872816" text:id="ct2781166872816">
          <text:deletion>
            <office:change-info>
              <dc:creator>Тарас</dc:creator>
              <dc:date>2024-06-07T20:03:16</dc:date>
            </office:change-info>
            <text:p text:style-name="P2">Распахнув ставни входных врат</text:p>
          </text:deletion>
        </text:changed-region>
        <text:changed-region xml:id="ct2781166867344" text:id="ct2781166867344">
          <text:insertion>
            <office:change-info>
              <dc:creator>Тарас</dc:creator>
              <dc:date>2024-06-07T20:04:55</dc:date>
              <text:p>Добавлен комментарий</text:p>
              <text:p/>
              <text:p/>
              <text:p/>
              <text:p/>
              <text:p/>
            </office:change-info>
          </text:insertion>
        </text:changed-region>
        <text:changed-region xml:id="ct2781166869648" text:id="ct2781166869648">
          <text:insertion>
            <office:change-info>
              <dc:creator>&lt;анонимный&gt;</dc:creator>
              <dc:date>2024-06-08T21:53:00</dc:date>
            </office:change-info>
          </text:insertion>
        </text:changed-region>
        <text:changed-region xml:id="ct2781166869360" text:id="ct2781166869360">
          <text:insertion>
            <office:change-info>
              <dc:creator>Тарас</dc:creator>
              <dc:date>2024-06-08T23:36:24</dc:date>
              <text:p>Добавлен комментарий</text:p>
              <text:p/>
              <text:p/>
            </office:change-info>
          </text:insertion>
        </text:changed-region>
        <text:changed-region xml:id="ct2781166874256" text:id="ct2781166874256">
          <text:insertion>
            <office:change-info>
              <dc:creator>&lt;анонимный&gt;</dc:creator>
              <dc:date>2024-06-09T11:15:00</dc:date>
            </office:change-info>
          </text:insertion>
        </text:changed-region>
        <text:changed-region xml:id="ct2781166871952" text:id="ct2781166871952">
          <text:insertion>
            <office:change-info>
              <dc:creator>Тарас</dc:creator>
              <dc:date>2024-06-07T20:03:18</dc:date>
            </office:change-info>
          </text:insertion>
        </text:changed-region>
        <text:changed-region xml:id="ct2781166868496" text:id="ct2781166868496">
          <text:deletion>
            <office:change-info>
              <dc:creator>Тарас</dc:creator>
              <dc:date>2024-06-07T20:02:02</dc:date>
            </office:change-info>
            <text:p text:style-name="P2">узрели</text:p>
          </text:deletion>
        </text:changed-region>
        <text:changed-region xml:id="ct2781166868784" text:id="ct2781166868784">
          <text:insertion>
            <office:change-info>
              <dc:creator>Тарас</dc:creator>
              <dc:date>2024-06-07T20:02:03</dc:date>
            </office:change-info>
          </text:insertion>
        </text:changed-region>
        <text:changed-region xml:id="ct2781166870512" text:id="ct2781166870512">
          <text:deletion>
            <office:change-info>
              <dc:creator>Тарас</dc:creator>
              <dc:date>2024-06-07T20:24:09</dc:date>
            </office:change-info>
            <text:p text:style-name="P2">множество </text:p>
          </text:deletion>
        </text:changed-region>
        <text:changed-region xml:id="ct2781166871088" text:id="ct2781166871088">
          <text:deletion>
            <office:change-info>
              <dc:creator>Тарас</dc:creator>
              <dc:date>2024-06-07T20:13:44</dc:date>
            </office:change-info>
            <text:p text:style-name="P2">, среди которых были </text:p>
          </text:deletion>
        </text:changed-region>
        <text:changed-region xml:id="ct2781166869072" text:id="ct2781166869072">
          <text:insertion>
            <office:change-info>
              <dc:creator>Тарас</dc:creator>
              <dc:date>2024-06-07T20:24:14</dc:date>
            </office:change-info>
          </text:insertion>
        </text:changed-region>
        <text:changed-region xml:id="ct2781166869936" text:id="ct2781166869936">
          <text:deletion>
            <office:change-info>
              <dc:creator>Тарас</dc:creator>
              <dc:date>2024-06-08T18:20:10</dc:date>
            </office:change-info>
            <text:p text:style-name="P2">серы</text:p>
          </text:deletion>
        </text:changed-region>
        <text:changed-region xml:id="ct2781166871376" text:id="ct2781166871376">
          <text:deletion>
            <office:change-info>
              <dc:creator>Тарас</dc:creator>
              <dc:date>2024-06-07T20:13:49</dc:date>
            </office:change-info>
            <text:p text:style-name="P2">е</text:p>
          </text:deletion>
        </text:changed-region>
        <text:changed-region xml:id="ct2781167088816" text:id="ct2781167088816">
          <text:deletion>
            <office:change-info>
              <dc:creator>Тарас</dc:creator>
              <dc:date>2024-06-08T18:20:10</dc:date>
            </office:change-info>
            <text:p text:style-name="P2"><text:s/>одеяния</text:p>
          </text:deletion>
        </text:changed-region>
        <text:changed-region xml:id="ct2781167084784" text:id="ct2781167084784">
          <text:insertion>
            <office:change-info>
              <dc:creator>&lt;анонимный&gt;</dc:creator>
              <dc:date>2024-06-08T21:53:00</dc:date>
            </office:change-info>
          </text:insertion>
        </text:changed-region>
        <text:changed-region xml:id="ct2781167084496" text:id="ct2781167084496">
          <text:deletion>
            <office:change-info>
              <dc:creator>Тарас</dc:creator>
              <dc:date>2024-06-07T20:05:47</dc:date>
            </office:change-info>
            <text:p text:style-name="P2">монахов, </text:p>
          </text:deletion>
        </text:changed-region>
        <text:changed-region xml:id="ct2781167083920" text:id="ct2781167083920">
          <text:insertion>
            <office:change-info>
              <dc:creator>Тарас</dc:creator>
              <dc:date>2024-06-07T20:17:29</dc:date>
            </office:change-info>
          </text:insertion>
        </text:changed-region>
        <text:changed-region xml:id="ct2781167076432" text:id="ct2781167076432">
          <text:insertion>
            <office:change-info>
              <dc:creator>Тарас</dc:creator>
              <dc:date>2024-06-07T20:17:50</dc:date>
            </office:change-info>
          </text:insertion>
        </text:changed-region>
        <text:changed-region xml:id="ct2781167081616" text:id="ct2781167081616">
          <text:insertion>
            <office:change-info>
              <dc:creator>Тарас</dc:creator>
              <dc:date>2024-06-07T20:24:49</dc:date>
            </office:change-info>
          </text:insertion>
        </text:changed-region>
        <text:changed-region xml:id="ct2781167085648" text:id="ct2781167085648">
          <text:insertion>
            <office:change-info>
              <dc:creator>Тарас</dc:creator>
              <dc:date>2024-06-07T20:24:52</dc:date>
            </office:change-info>
          </text:insertion>
        </text:changed-region>
        <text:changed-region xml:id="ct2781167081040" text:id="ct2781167081040">
          <text:deletion>
            <office:change-info>
              <dc:creator>&lt;анонимный&gt;</dc:creator>
              <dc:date>2024-06-08T23:09:00</dc:date>
            </office:change-info>
            <text:p text:style-name="P2">й</text:p>
          </text:deletion>
        </text:changed-region>
        <text:changed-region xml:id="ct2781167090256" text:id="ct2781167090256">
          <text:insertion>
            <office:change-info>
              <dc:creator>&lt;анонимный&gt;</dc:creator>
              <dc:date>2024-06-08T23:09:00</dc:date>
            </office:change-info>
          </text:insertion>
        </text:changed-region>
        <text:changed-region xml:id="ct2781167080464" text:id="ct2781167080464">
          <text:deletion>
            <office:change-info>
              <dc:creator>&lt;анонимный&gt;</dc:creator>
              <dc:date>2024-06-08T23:09:00</dc:date>
            </office:change-info>
            <text:p text:style-name="P2">вещице</text:p>
          </text:deletion>
        </text:changed-region>
        <text:changed-region xml:id="ct2781167077872" text:id="ct2781167077872">
          <text:insertion>
            <office:change-info>
              <dc:creator>&lt;анонимный&gt;</dc:creator>
              <dc:date>2024-06-08T23:09:00</dc:date>
            </office:change-info>
          </text:insertion>
        </text:changed-region>
        <text:changed-region xml:id="ct2781167090544" text:id="ct2781167090544">
          <text:deletion>
            <office:change-info>
              <dc:creator>Тарас</dc:creator>
              <dc:date>2024-06-07T20:06:18</dc:date>
            </office:change-info>
            <text:p text:style-name="P2">странствия</text:p>
          </text:deletion>
        </text:changed-region>
        <text:changed-region xml:id="ct2781167085072" text:id="ct2781167085072">
          <text:deletion>
            <office:change-info>
              <dc:creator>&lt;анонимный&gt;</dc:creator>
              <dc:date>2024-06-09T11:15:00</dc:date>
            </office:change-info>
            <text:p text:style-name="P2">бытия<office:annotation loext:resolved="false"><dc:creator>Тарас</dc:creator><dc:date>2024-06-08T23:41:34.430000000</dc:date><text:p text:style-name="P16"><text:span text:style-name="T20">Ответ на &lt;анонимный&gt; (08.06.2024, 21:54): "..."</text:span></text:p><text:p><text:span text:style-name="T21">Ну к монаху же (Бытиё святых).</text:span></text:p><text:p><text:span text:style-name="T21">Просто странствия, как-то мелко. Надо ченить масштабнее.</text:span></text:p><text:p><text:span text:style-name="T21"/></text:p><text:p><text:span text:style-name="T21">*смысл жизни</text:span></text:p><text:p><text:span text:style-name="T21">*смысл естества</text:span></text:p><text:p><text:span text:style-name="T21">*смысл существования</text:span></text:p></office:annotation></text:p>
          </text:deletion>
        </text:changed-region>
        <text:changed-region xml:id="ct2781167083344" text:id="ct2781167083344">
          <text:insertion>
            <office:change-info>
              <dc:creator>&lt;анонимный&gt;</dc:creator>
              <dc:date>2024-06-09T11:15:00</dc:date>
            </office:change-info>
          </text:insertion>
        </text:changed-region>
        <text:changed-region xml:id="ct2781167086800" text:id="ct2781167086800">
          <text:deletion>
            <office:change-info>
              <dc:creator>Тарас</dc:creator>
              <dc:date>2024-06-07T20:09:50</dc:date>
            </office:change-info>
            <text:p text:style-name="P2">, </text:p>
          </text:deletion>
        </text:changed-region>
        <text:changed-region xml:id="ct2781167089392" text:id="ct2781167089392">
          <text:deletion>
            <office:change-info>
              <dc:creator>Тарас</dc:creator>
              <dc:date>2024-06-07T20:08:38</dc:date>
            </office:change-info>
            <text:p text:style-name="P2">после</text:p>
          </text:deletion>
        </text:changed-region>
        <text:changed-region xml:id="ct2781167089968" text:id="ct2781167089968">
          <text:deletion>
            <office:change-info>
              <dc:creator>Тарас</dc:creator>
              <dc:date>2024-06-08T14:18:37</dc:date>
            </office:change-info>
            <text:p text:style-name="P2">,</text:p>
          </text:deletion>
        </text:changed-region>
        <text:changed-region xml:id="ct2781167089104" text:id="ct2781167089104">
          <text:insertion>
            <office:change-info>
              <dc:creator>Тарас</dc:creator>
              <dc:date>2024-06-08T14:18:38</dc:date>
            </office:change-info>
          </text:insertion>
        </text:changed-region>
        <text:changed-region xml:id="ct2781167079312" text:id="ct2781167079312">
          <text:insertion>
            <office:change-info>
              <dc:creator>Тарас</dc:creator>
              <dc:date>2024-06-08T18:20:50</dc:date>
            </office:change-info>
          </text:insertion>
        </text:changed-region>
        <text:changed-region xml:id="ct2781167081904" text:id="ct2781167081904">
          <text:insertion>
            <office:change-info>
              <dc:creator>Тарас</dc:creator>
              <dc:date>2024-06-08T14:17:44</dc:date>
            </office:change-info>
          </text:insertion>
        </text:changed-region>
        <text:changed-region xml:id="ct2781167089680" text:id="ct2781167089680">
          <text:deletion>
            <office:change-info>
              <dc:creator>Тарас</dc:creator>
              <dc:date>2024-06-07T20:10:17</dc:date>
            </office:change-info>
            <text:p text:style-name="P2">оглушительно взорвался</text:p>
          </text:deletion>
        </text:changed-region>
        <text:changed-region xml:id="ct2781167090832" text:id="ct2781167090832">
          <text:deletion>
            <office:change-info>
              <dc:creator>Тарас</dc:creator>
              <dc:date>2024-06-08T14:17:58</dc:date>
            </office:change-info>
            <text:p text:style-name="P2"><text:s/></text:p>
          </text:deletion>
        </text:changed-region>
        <text:changed-region xml:id="ct2781167085360" text:id="ct2781167085360">
          <text:deletion>
            <office:change-info>
              <dc:creator>Тарас</dc:creator>
              <dc:date>2024-06-07T20:13:06</dc:date>
            </office:change-info>
            <text:p text:style-name="P2"><text:span text:style-name="T7"><text:s/>странные</text:span></text:p>
          </text:deletion>
        </text:changed-region>
        <text:changed-region xml:id="ct2781167091120" text:id="ct2781167091120">
          <text:insertion>
            <office:change-info>
              <dc:creator>Тарас</dc:creator>
              <dc:date>2024-06-08T14:25:43</dc:date>
            </office:change-info>
          </text:insertion>
        </text:changed-region>
        <text:changed-region xml:id="ct2781167078160" text:id="ct2781167078160">
          <text:deletion>
            <office:change-info>
              <dc:creator>Тарас</dc:creator>
              <dc:date>2024-06-08T14:25:42</dc:date>
            </office:change-info>
            <text:p text:style-name="P1">ого люда</text:p>
          </text:deletion>
        </text:changed-region>
        <text:changed-region xml:id="ct2781167091408" text:id="ct2781167091408">
          <text:insertion>
            <office:change-info>
              <dc:creator>Тарас</dc:creator>
              <dc:date>2024-06-08T14:25:44</dc:date>
            </office:change-info>
          </text:insertion>
        </text:changed-region>
        <text:changed-region xml:id="ct2781167078448" text:id="ct2781167078448">
          <text:insertion>
            <office:change-info>
              <dc:creator>Тарас</dc:creator>
              <dc:date>2024-06-08T14:29:15</dc:date>
            </office:change-info>
          </text:insertion>
        </text:changed-region>
        <text:changed-region xml:id="ct2781167091696" text:id="ct2781167091696">
          <text:insertion>
            <office:change-info>
              <dc:creator>Тарас</dc:creator>
              <dc:date>2024-06-08T14:34:44</dc:date>
            </office:change-info>
          </text:insertion>
        </text:changed-region>
        <text:changed-region xml:id="ct2781167087952" text:id="ct2781167087952">
          <text:deletion>
            <office:change-info>
              <dc:creator>Тарас</dc:creator>
              <dc:date>2024-06-08T14:32:55</dc:date>
            </office:change-info>
            <text:p text:style-name="Text_20_body"><text:span text:style-name="T1">командиром</text:span></text:p>
          </text:deletion>
        </text:changed-region>
        <text:changed-region xml:id="ct2781167088528" text:id="ct2781167088528">
          <text:insertion>
            <office:change-info>
              <dc:creator>Тарас</dc:creator>
              <dc:date>2024-06-08T14:32:55</dc:date>
            </office:change-info>
          </text:insertion>
        </text:changed-region>
        <text:changed-region xml:id="ct2781167080752" text:id="ct2781167080752">
          <text:insertion>
            <office:change-info>
              <dc:creator>Тарас</dc:creator>
              <dc:date>2024-06-08T14:33:13</dc:date>
            </office:change-info>
          </text:insertion>
        </text:changed-region>
        <text:changed-region xml:id="ct2781167085936" text:id="ct2781167085936">
          <text:deletion>
            <office:change-info>
              <dc:creator>Тарас</dc:creator>
              <dc:date>2024-06-08T14:33:17</dc:date>
            </office:change-info>
            <text:p text:style-name="Text_20_body"><text:span text:style-name="T1">армией </text:span></text:p>
          </text:deletion>
        </text:changed-region>
        <text:changed-region xml:id="ct2781167086224" text:id="ct2781167086224">
          <text:insertion>
            <office:change-info>
              <dc:creator>Тарас</dc:creator>
              <dc:date>2024-06-08T14:33:17</dc:date>
            </office:change-info>
          </text:insertion>
        </text:changed-region>
        <text:changed-region xml:id="ct2781167080176" text:id="ct2781167080176">
          <text:deletion>
            <office:change-info>
              <dc:creator>&lt;анонимный&gt;</dc:creator>
              <dc:date>2024-06-08T21:43:00</dc:date>
            </office:change-info>
            <text:p text:style-name="Text_20_body"><text:span text:style-name="T1"><text:s/>бывшего Лорда</text:span><text:span text:style-name="T1"><office:annotation loext:resolved="false"><dc:creator>Тарас</dc:creator><dc:date>2024-06-08T14:33:56.400000000</dc:date><text:p text:style-name="P16"><text:span text:style-name="T18">Это надо?Вродь и так понятно</text:span></text:p></office:annotation></text:span></text:p>
          </text:deletion>
        </text:changed-region>
        <text:changed-region xml:id="ct2781326680560" text:id="ct2781326680560">
          <text:deletion>
            <office:change-info>
              <dc:creator>Тарас</dc:creator>
              <dc:date>2024-06-12T18:40:16</dc:date>
            </office:change-info>
            <text:p text:style-name="Text_20_body"><text:span text:style-name="T1">Dulmir</text:span></text:p>
          </text:deletion>
        </text:changed-region>
        <text:changed-region xml:id="ct2781326673648" text:id="ct2781326673648">
          <text:insertion>
            <office:change-info>
              <dc:creator>Тарас</dc:creator>
              <dc:date>2024-06-12T18:40:16</dc:date>
            </office:change-info>
          </text:insertion>
        </text:changed-region>
        <text:changed-region xml:id="ct2781167087088" text:id="ct2781167087088">
          <text:deletion>
            <office:change-info>
              <dc:creator>&lt;анонимный&gt;</dc:creator>
              <dc:date>2024-06-08T21:43:00</dc:date>
            </office:change-info>
            <text:p text:style-name="Text_20_body"><text:span text:style-name="T1"><text:s/>Оставалось выпустить ее наружу</text:span><text:span text:style-name="T1"><office:annotation loext:resolved="false"><dc:creator>Тарас</dc:creator><dc:date>2024-06-08T17:01:47.400000000</dc:date><text:p text:style-name="P16"><text:span text:style-name="T18">По моему не обязательное предложение</text:span></text:p></office:annotation></text:span><text:span text:style-name="T1">.</text:span></text:p>
          </text:deletion>
        </text:changed-region>
        <text:changed-region xml:id="ct2781167078736" text:id="ct2781167078736">
          <text:insertion>
            <office:change-info>
              <dc:creator>&lt;анонимный&gt;</dc:creator>
              <dc:date>2024-06-08T21:46:00</dc:date>
            </office:change-info>
          </text:insertion>
        </text:changed-region>
        <text:changed-region xml:id="ct2781167079024" text:id="ct2781167079024">
          <text:deletion>
            <office:change-info>
              <dc:creator>&lt;анонимный&gt;</dc:creator>
              <dc:date>2024-06-08T21:46:00</dc:date>
            </office:change-info>
            <text:p text:style-name="Text_20_body"><text:span text:style-name="T8">словно невидимая волна расходилась кругами</text:span><text:span text:style-name="T8"><office:annotation loext:resolved="false"><dc:creator>Тарас</dc:creator><dc:date>2024-06-08T17:03:26.400000000</dc:date><text:p text:style-name="P16"><text:span text:style-name="T19">Нет связи волны и воздуха вибрирующего</text:span></text:p><text:p text:style-name="P16"><text:span text:style-name="T19">Можно написать:</text:span></text:p><text:p><text:span text:style-name="T19">"Воздух </text:span><text:span text:style-name="T18">завибрировал</text:span><text:span text:style-name="T19"> от силы. Волна прошла по земле и город вздрогнул."</text:span></text:p><text:p text:style-name="P16"><text:span text:style-name="T19"/></text:p><text:p text:style-name="P16"><text:span text:style-name="T19">Можно и убрать эту часть</text:span></text:p></office:annotation></text:span><text:span text:style-name="T8">. Земля, стены на ней и башни и сам город вздрогнули</text:span><text:span text:style-name="T8"><office:annotation loext:resolved="false"><dc:creator>Тарас</dc:creator><dc:date>2024-06-08T17:11:55.400000000</dc:date><text:p text:style-name="P16"><text:span text:style-name="T18">Вроде бы можно написать просто — "Город вздрогнул". Стены в след. Предложении и так фигурируют</text:span></text:p></office:annotation></text:span></text:p>
          </text:deletion>
        </text:changed-region>
        <text:changed-region xml:id="ct2781167082192" text:id="ct2781167082192">
          <text:deletion>
            <office:change-info>
              <dc:creator>Тарас</dc:creator>
              <dc:date>2024-06-08T17:08:26</dc:date>
            </office:change-info>
            <text:p text:style-name="Text_20_body"><text:span text:style-name="T1">Мгновения спустя, в</text:span></text:p>
          </text:deletion>
        </text:changed-region>
        <text:changed-region xml:id="ct2781167083056" text:id="ct2781167083056">
          <text:insertion>
            <office:change-info>
              <dc:creator>Тарас</dc:creator>
              <dc:date>2024-06-08T17:08:31</dc:date>
            </office:change-info>
          </text:insertion>
        </text:changed-region>
        <text:changed-region xml:id="ct2781167082480" text:id="ct2781167082480">
          <text:format-change>
            <office:change-info>
              <dc:creator>Тарас</dc:creator>
              <dc:date>2024-06-08T17:08:31</dc:date>
            </office:change-info>
          </text:format-change>
        </text:changed-region>
        <text:changed-region xml:id="ct2781167087376" text:id="ct2781167087376">
          <text:deletion>
            <office:change-info>
              <dc:creator>Тарас</dc:creator>
              <dc:date>2024-06-08T17:18:29</dc:date>
            </office:change-info>
            <text:p text:style-name="Text_20_body"><text:span text:style-name="T9"><text:s/></text:span><text:span text:style-name="T1">Резкара</text:span></text:p>
          </text:deletion>
        </text:changed-region>
        <text:changed-region xml:id="ct2781167087664" text:id="ct2781167087664">
          <text:insertion>
            <office:change-info>
              <dc:creator>Тарас</dc:creator>
              <dc:date>2024-06-08T17:08:34</dc:date>
            </office:change-info>
          </text:insertion>
        </text:changed-region>
        <text:changed-region xml:id="ct2781167081328" text:id="ct2781167081328">
          <text:deletion>
            <office:change-info>
              <dc:creator>&lt;анонимный&gt;</dc:creator>
              <dc:date>2024-06-08T21:47:00</dc:date>
            </office:change-info>
            <text:p text:style-name="P15">Воины</text:p>
          </text:deletion>
        </text:changed-region>
        <text:changed-region xml:id="ct2781167075856" text:id="ct2781167075856">
          <text:insertion>
            <office:change-info>
              <dc:creator>&lt;анонимный&gt;</dc:creator>
              <dc:date>2024-06-08T21:47:00</dc:date>
            </office:change-info>
          </text:insertion>
        </text:changed-region>
        <text:changed-region xml:id="ct2781167076720" text:id="ct2781167076720">
          <text:insertion>
            <office:change-info>
              <dc:creator>Тарас</dc:creator>
              <dc:date>2024-06-08T17:18:41</dc:date>
            </office:change-info>
          </text:insertion>
        </text:changed-region>
        <text:changed-region xml:id="ct2781167076144" text:id="ct2781167076144">
          <text:insertion>
            <office:change-info>
              <dc:creator>Тарас</dc:creator>
              <dc:date>2024-06-08T17:18:44</dc:date>
            </office:change-info>
          </text:insertion>
        </text:changed-region>
        <text:changed-region xml:id="ct2781326678544" text:id="ct2781326678544">
          <text:deletion>
            <office:change-info>
              <dc:creator>Тарас</dc:creator>
              <dc:date>2024-06-12T18:40:27</dc:date>
            </office:change-info>
            <text:p text:style-name="P15">Dulmir</text:p>
          </text:deletion>
        </text:changed-region>
        <text:changed-region xml:id="ct2781326672784" text:id="ct2781326672784">
          <text:insertion>
            <office:change-info>
              <dc:creator>Тарас</dc:creator>
              <dc:date>2024-06-12T18:40:27</dc:date>
            </office:change-info>
          </text:insertion>
        </text:changed-region>
        <text:changed-region xml:id="ct2781167077008" text:id="ct2781167077008">
          <text:deletion>
            <office:change-info>
              <dc:creator>&lt;анонимный&gt;</dc:creator>
              <dc:date>2024-06-08T21:46:00</dc:date>
            </office:change-info>
            <text:p text:style-name="P15"><office:annotation loext:resolved="false"><dc:creator>Тарас</dc:creator><dc:date>2024-06-08T17:24:15.410000000</dc:date><text:p text:style-name="P16"><text:span text:style-name="T19">Войны вначале и войны вконце, думаю надо заменить на солдатами, или ещё как-то</text:span></text:p></office:annotation></text:p>
          </text:deletion>
        </text:changed-region>
        <text:changed-region xml:id="ct2781326684304" text:id="ct2781326684304">
          <text:deletion>
            <office:change-info>
              <dc:creator>Тарас</dc:creator>
              <dc:date>2024-06-12T18:40:29</dc:date>
            </office:change-info>
            <text:p text:style-name="P15">Dulmir</text:p>
          </text:deletion>
        </text:changed-region>
        <text:changed-region xml:id="ct2781326688624" text:id="ct2781326688624">
          <text:insertion>
            <office:change-info>
              <dc:creator>Тарас</dc:creator>
              <dc:date>2024-06-12T18:40:29</dc:date>
            </office:change-info>
          </text:insertion>
        </text:changed-region>
        <text:changed-region xml:id="ct2781326673072" text:id="ct2781326673072">
          <text:deletion>
            <office:change-info>
              <dc:creator>Тарас</dc:creator>
              <dc:date>2024-06-12T18:40:33</dc:date>
            </office:change-info>
            <text:p text:style-name="P15"><text:span text:style-name="T1">Dulmir</text:span></text:p>
          </text:deletion>
        </text:changed-region>
        <text:changed-region xml:id="ct2781326675952" text:id="ct2781326675952">
          <text:insertion>
            <office:change-info>
              <dc:creator>Тарас</dc:creator>
              <dc:date>2024-06-12T18:40:33</dc:date>
            </office:change-info>
          </text:insertion>
        </text:changed-region>
        <text:changed-region xml:id="ct2781167088240" text:id="ct2781167088240">
          <text:insertion>
            <office:change-info>
              <dc:creator>Тарас</dc:creator>
              <dc:date>2024-06-08T17:27:42</dc:date>
            </office:change-info>
          </text:insertion>
        </text:changed-region>
        <text:changed-region xml:id="ct2781167077296" text:id="ct2781167077296">
          <text:insertion>
            <office:change-info>
              <dc:creator>Тарас</dc:creator>
              <dc:date>2024-06-08T17:27:46</dc:date>
            </office:change-info>
          </text:insertion>
        </text:changed-region>
        <text:changed-region xml:id="ct2781167077584" text:id="ct2781167077584">
          <text:deletion>
            <office:change-info>
              <dc:creator>&lt;анонимный&gt;</dc:creator>
              <dc:date>2024-06-08T23:14:00</dc:date>
            </office:change-info>
            <text:p text:style-name="Text_20_body"><text:s/><text:span text:style-name="T1">последней</text:span></text:p>
          </text:deletion>
        </text:changed-region>
        <text:changed-region xml:id="ct2781167079600" text:id="ct2781167079600">
          <text:deletion>
            <office:change-info>
              <dc:creator>&lt;анонимный&gt;</dc:creator>
              <dc:date>2024-06-08T21:47:00</dc:date>
            </office:change-info>
            <text:p text:style-name="P1">черная </text:p>
          </text:deletion>
        </text:changed-region>
        <text:changed-region xml:id="ct2781167079888" text:id="ct2781167079888">
          <text:deletion>
            <office:change-info>
              <dc:creator>&lt;анонимный&gt;</dc:creator>
              <dc:date>2024-06-08T21:47:00</dc:date>
            </office:change-info>
            <text:p text:style-name="P1"><office:annotation loext:resolved="false"><dc:creator>Тарас</dc:creator><dc:date>2024-06-08T18:16:46.410000000</dc:date><text:p text:style-name="P16"><text:span text:style-name="T18">Почему черная?</text:span></text:p></office:annotation></text:p>
          </text:deletion>
        </text:changed-region>
        <text:changed-region xml:id="ct2781326659248" text:id="ct2781326659248">
          <text:format-change>
            <office:change-info>
              <dc:creator>Тарас</dc:creator>
              <dc:date>2024-06-10T17:55:50</dc:date>
            </office:change-info>
          </text:format-change>
        </text:changed-region>
        <text:changed-region xml:id="ct2781326660976" text:id="ct2781326660976">
          <text:insertion>
            <office:change-info>
              <dc:creator>Тарас</dc:creator>
              <dc:date>2024-06-10T17:55:49</dc:date>
            </office:change-info>
          </text:insertion>
        </text:changed-region>
        <text:changed-region xml:id="ct2781326667312" text:id="ct2781326667312">
          <text:deletion>
            <office:change-info>
              <dc:creator>Тарас</dc:creator>
              <dc:date>2024-06-10T17:55:46</dc:date>
            </office:change-info>
            <text:p text:style-name="P1"><text:span text:style-name="T13">а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">Вступление.</text:p>
            <text:p text:style-name="P8"/>
          </table:table-cell>
          <table:table-cell table:style-name="Таблица1.B1" office:value-type="string">
            <text:p text:style-name="P1">Фритрис - мир, который населяют зверолюди. На разных континентах, среди морей и в<text:change text:change-id="ct2781042981392"/>ысоких гор<text:change text:change-id="ct2781166819696"/> ведут они свои дела, строят королевства, бьются за земли и торгуют. В общем, все идет своим ходом в мире Фритрис.</text:p>
            <text:p text:style-name="Text_20_body">Пока, однажды, невероятная череда событий не сломала размеренное течение жизни и<text:change text:change-id="ct2781326677680"/> поставила<text:span text:style-name="T1"> всю цивилизацию </text:span>на край <text:span text:style-name="T1">гибельной </text:span>пропасти.</text:p>
            <text:p text:style-name="P12">У подножья древних гор, в далеком королевстве <text:change text:change-id="ct2781326673936"/><text:change-start text:change-id="ct2781326679696"/><text:span text:style-name="T17">Дальмир</text:span><text:change-end text:change-id="ct2781326679696"/><text:change text:change-id="ct2781326684592"/>, на границе земель, по пыльной сельской дороге шел отряд наемников…</text:p>
          </table:table-cell>
        </table:table-row>
        <table:table-row>
          <table:table-cell table:style-name="Таблица1.A2" office:value-type="string">
            <text:p text:style-name="P4">Сцена 1. Первая стычка</text:p>
            <text:p text:style-name="P6"/>
          </table:table-cell>
          <table:table-cell table:style-name="Таблица1.B2" office:value-type="string">
            <text:p text:style-name="P1">Начало</text:p>
            <text:p text:style-name="Text_20_body">Резкар, могучий<text:span text:style-name="T1"> ящер-</text:span>наемник,<text:span text:style-name="T1"> со своим отрядом</text:span> <text:span text:style-name="T1">прибывает</text:span> в тихую деревню, где <text:span text:style-name="T1">узнаёт</text:span>, что<text:span text:style-name="T1"> её жители страдают от набегов бандитов</text:span>. Д<text:span text:style-name="T1">еревенский голова не поскупился на монеты и</text:span> быстро убед<text:span text:style-name="T1">ил</text:span> наемников встать на защиту поселения. На закате, под кроваво алыми облаками, разразил<text:span text:style-name="T1">ся бой, с темными фигурами грабителей встретилась сталь наемников.</text:span></text:p>
            <text:p text:style-name="Text_20_body">Финал</text:p>
            <text:p text:style-name="Text_20_body"><text:span text:style-name="T1">Когда последний грабитель упал, благодарные жители </text:span><text:change-start text:change-id="ct2781326656944"/><text:span text:style-name="T1">пригла</text:span><text:change-end text:change-id="ct2781326656944"/><text:span text:style-name="T1">шают отпраздновать и поднять пенные кружки за победу. За выпивкой к Резкару подсаживается купец и просит сопроводить его в </text:span><text:change text:change-id="ct2781326681712"/><text:change-start text:change-id="ct2781326690064"/><text:span text:style-name="T6">Форкар</text:span><text:change-end text:change-id="ct2781326690064"/><text:change text:change-id="ct2781326688912"/><text:span text:style-name="T1">. «В последнее время в окрестностях появилось много лихих людей, похоже какая то неведомая сила манит их в эти края.» </text:span><text:span text:style-name="T9">- </text:span><text:span text:style-name="T1">говорит торговец.</text:span></text:p>
          </table:table-cell>
        </table:table-row>
        <table:table-row>
          <table:table-cell table:style-name="Таблица1.A2" office:value-type="string">
            <text:p text:style-name="P7">Сцена 2. Караван</text:p>
            <text:p text:style-name="P8"/>
          </table:table-cell>
          <table:table-cell table:style-name="Таблица1.B2" office:value-type="string">
            <text:p text:style-name="P1">Начало</text:p>
            <text:p text:style-name="P15"><text:span text:style-name="T1">Через</text:span> деревн<text:span text:style-name="T1">ю</text:span> к портовому городу <text:change text:change-id="ct2781326687184"/><text:change-start text:change-id="ct2781326674512"/><text:span text:style-name="T6">Форкар</text:span><text:change-end text:change-id="ct2781326674512"/> пролегает тракт, последнее время не спокойный. Группа наемников берется сопровождать купеческий караван через опасные земли. </text:p>
            <text:p text:style-name="P14">На пол пути, чуя богатую наживу, банда<text:span text:style-name="T1"> разбойников </text:span>нападает из засады. Резкар вскидывает руку, посылая<text:change text:change-id="ct2781326655504"/> отряду<text:change-start text:change-id="ct2781326657232"/> знак<text:change-end text:change-id="ct2781326657232"/> занять оборону.</text:p>
            <text:p text:style-name="Text_20_body">Финал</text:p>
            <text:p text:style-name="P1">Спасавшихся бегством врагов, наемники настигли в лесу у бандитского лагеря. Среди вещей и оружия, на пне, одиноко сидел монах, закованный в кандалы. «Меня звать <text:change text:change-id="ct2781166825168"/>Шолох<text:change text:change-id="ct2781166813936"/> и я благодарен вам за свое освобождение» - молвил он, когда наемник разбил оковы. Монаха взяли с собой до города, где его должен был жда<text:change-start text:change-id="ct2781166812784"/>ть<text:change-end text:change-id="ct2781166812784"/><text:change text:change-id="ct2781166823440"/> корабль и братья по вере. </text:p>
            <text:p text:style-name="P1">Когда караван доставил груз, купец отсыпа<text:change-start text:change-id="ct2781326667888"/><text:span text:style-name="T14">л</text:span><text:change-end text:change-id="ct2781326667888"/><text:change text:change-id="ct2781326660112"/> пару монет в руку Резкара и довольный удал<text:change-start text:change-id="ct2781326658096"/><text:span text:style-name="T14">ился</text:span><text:change-end text:change-id="ct2781326658096"/><text:change text:change-id="ct2781326663280"/>. “Ты же видел как мы общаемся с разбойниками!“— пересчитав монеты, оклик<text:change-start text:change-id="ct2781326658384"/><text:span text:style-name="T15">нул</text:span><text:change-end text:change-id="ct2781326658384"/><text:change text:change-id="ct2781326657808"/> торговца Резкар<text:change-start text:change-id="ct2781326665008"/>.<text:change-end text:change-id="ct2781326665008"/><text:change text:change-id="ct2781326668752"/></text:p>
          </table:table-cell>
        </table:table-row>
        <table:table-row table:style-name="Таблица1.4">
          <table:table-cell table:style-name="Таблица1.A2" office:value-type="string">
            <text:p text:style-name="Text_20_body"><text:span text:style-name="T11">Сцена 3. <text:s/></text:span><text:span text:style-name="T12">Подлая месть</text:span></text:p>
          </table:table-cell>
          <table:table-cell table:style-name="Таблица1.B2" office:value-type="string">
            <text:p text:style-name="Text_20_body">Начало</text:p>
            <text:p text:style-name="Text_20_body"><text:span text:style-name="T1">Скупому купцу пришлось выплатить оговорённую стоимость полностью</text:span><text:change text:change-id="ct2781326665584"/><text:change-start text:change-id="ct2781326654928"/><text:span text:style-name="T1">, </text:span><text:span text:style-name="T2">т</text:span><text:change-end text:change-id="ct2781326654928"/><text:span text:style-name="T1">олько тогда Резкар выпустил его из своих крепких объятий. Однако, торговец не забыл обиды и, </text:span>стремясь отомстить за <text:soft-page-break/>свои <text:span text:style-name="T1">унижения</text:span>, умело оклеветал <text:span text:style-name="T1">ящера</text:span> перед городским Советом, выдвинув обвинения в <text:span text:style-name="T1">нападении на караваны</text:span>. Отряды стражников по приказу Совета <text:span text:style-name="T1">атакуют</text:span> наемников. Сражение в узких улицах города станет тяжелым испытанием...</text:p>
            <text:p text:style-name="Text_20_body">Финал</text:p>
            <text:p text:style-name="Text_20_body"><text:span text:style-name="T1">Наемники пытались пробиться к спасительным городским вратам, но превосходящие силы противника оттеснили их прочь. </text:span><text:s/><text:span text:style-name="T1">Растерянные, наемники <text:s/>не знали, как выбраться из западни. Но тут появился Шолох</text:span>:<text:span text:style-name="T1"> «Следуйте за мной, на мой корабль</text:span><text:change text:change-id="ct2781326668176"/><text:change-start text:change-id="ct2781326668464"/><text:span text:style-name="T1">!</text:span><text:change-end text:change-id="ct2781326668464"/><text:span text:style-name="T1">» - сказал он и указал рукой в направлении порта. Отряд </text:span><text:s/>с боями <text:change-start text:change-id="ct2781326662128"/><text:span text:style-name="T1">проби</text:span><text:change-end text:change-id="ct2781326662128"/><text:span text:style-name="T3">ва</text:span><text:span text:style-name="T3">е</text:span><text:span text:style-name="T3">тся</text:span> к порту и <text:span text:style-name="T1">взобравшись на</text:span> корабль, наконец, спаса<text:span text:style-name="T1">е</text:span>тся бегством от неоправданной и жестокой ярости <text:span text:style-name="T1">стражи</text:span>.</text:p>
          </table:table-cell>
        </table:table-row>
        <table:table-row>
          <table:table-cell table:style-name="Таблица1.A2" office:value-type="string">
            <text:p text:style-name="P9"><text:span text:style-name="T11">Сцена 4. </text:span><text:span text:style-name="T12">Морской бой</text:span></text:p>
          </table:table-cell>
          <table:table-cell table:style-name="Таблица1.B2" office:value-type="string">
            <text:p text:style-name="Text_20_body">Начало</text:p>
            <text:p text:style-name="Text_20_body">Уплыв на корабле<text:span text:style-name="T1">, наемники так и не получают столь желанного спасения. Из-за горизонта, наперерез им</text:span><text:change-start text:change-id="ct2781326660688"/><text:span text:style-name="T1">,</text:span><text:change-end text:change-id="ct2781326660688"/><text:span text:style-name="T1"> мчался фрегат с черным флагом. Пираты быстро настигают корабль Резкара и берут его на абордаж. «Эх, многовато нежданных приключений за последнее время. Сталь не успевает просохнуть» - промолвил </text:span><text:change text:change-id="ct2781166824016"/><text:change-start text:change-id="ct2781166817392"/><text:span text:style-name="T1">ящер</text:span><text:change-end text:change-id="ct2781166817392"/><text:span text:style-name="T1">, обнажая свое оружие.</text:span></text:p>
            <text:p text:style-name="Text_20_body">Финал</text:p>
            <text:p text:style-name="P1">В морском сражении погибло немало воинов, но корабль, уцелевший в бою, наконец-то причаливает к пристани. Город, в который прибыл отряд, назывался <text:change text:change-id="ct2781326683440"/><text:change-start text:change-id="ct2781326672496"/><text:span text:style-name="T16">Бризель</text:span><text:change-end text:change-id="ct2781326672496"/>. Тепло распрощавшись с наемниками, монахи продолжили свой путь, направившись на северо-запад, где вдалеке вздымались к небу горные хребты. А для воинов Резкара всегда найдётся хорошая работёнка в таком большом городе.</text:p>
          </table:table-cell>
        </table:table-row>
        <table:table-row>
          <table:table-cell table:style-name="Таблица1.A2" office:value-type="string">
            <text:p text:style-name="P9"><text:span text:style-name="T11">Сцена 5. <text:s/></text:span><text:span text:style-name="T12">Сокровища древности</text:span></text:p>
          </table:table-cell>
          <table:table-cell table:style-name="Таблица1.B2" office:value-type="string">
            <text:p text:style-name="Text_20_body">Начало</text:p>
            <text:p text:style-name="Text_20_body">В первом же портовом трактире, куда заглянул Резкар, шел найм добровольцев <text:span text:style-name="T1">в армию местного Лорда.</text:span> <text:span text:style-name="T1">Нежданная угроза нависла над этими землями, огромная орда </text:span><text:change text:change-id="ct2781166811056"/><text:span text:style-name="T1"><text:s/>спустилась с гор и </text:span><text:change text:change-id="ct2781166814800"/><text:change-start text:change-id="ct2781166822000"/><text:span text:style-name="T1">быстро</text:span><text:change-end text:change-id="ct2781166822000"/><text:span text:style-name="T1"> двигалась к городу, уничтожая все</text:span><text:change text:change-id="ct2781166815952"/><text:change text:change-id="ct2781166819408"/><text:span text:style-name="T1"> на пути</text:span>. <text:s/><text:change text:change-id="ct2781326674800"/><text:change-start text:change-id="ct2781326688336"/><text:span text:style-name="T5">Бризель</text:span><text:change-end text:change-id="ct2781326688336"/><text:span text:style-name="T1"> готовился к тяжелой осаде. </text:span><text:change text:change-id="ct2781166809616"/><text:span text:style-name="T1">Резкару</text:span><text:change text:change-id="ct2781166816528"/> <text:change-start text:change-id="ct2781166824592"/><text:span text:style-name="T1">же </text:span><text:change-end text:change-id="ct2781166824592"/><text:change-start text:change-id="ct2781326678256"/><text:span text:style-name="T4">власти </text:span><text:change-end text:change-id="ct2781326678256"/><text:change-start text:change-id="ct2781166822864"/><text:span text:style-name="T1">приказа</text:span><text:change-end text:change-id="ct2781166822864"/><text:change-start text:change-id="ct2781166815376"/><text:span text:style-name="T1">ли</text:span><text:change-end text:change-id="ct2781166815376"/><text:change text:change-id="ct2781166819984"/> совершить рейд в горы и найти источник<text:change text:change-id="ct2781166816240"/><text:span text:style-name="T1"> нашествия.</text:span></text:p>
            <text:p text:style-name="Text_20_body"><text:change text:change-id="ct2781166816816"/><text:change-start text:change-id="ct2781166820272"/><text:span text:style-name="T1">Вскоре</text:span><text:change-end text:change-id="ct2781166820272"/>, <text:span text:style-name="T1">наемники</text:span> оказалась под <text:change text:change-id="ct2781166820560"/><text:s/>стенами древнего монастыря<text:change-start text:change-id="ct2781166824880"/><text:span text:style-name="T1">, где скрывался вождь орды</text:span><text:change-end text:change-id="ct2781166824880"/>. <text:span text:style-name="T1">Резкар сразу уловил тяжелую ауру, тянущуюся шлейфом к этому месту. Отряд проник за стены под покровом темноты и внезапной атакой обрушился на врагов</text:span><text:change text:change-id="ct2781166813360"/><text:span text:style-name="T1">.</text:span><text:change-start text:change-id="ct2781326682576"/><text:span text:style-name="T1">..</text:span><text:change-end text:change-id="ct2781326682576"/></text:p>
            <text:p text:style-name="Standard">Монахи сцена:</text:p>
            <text:p text:style-name="P3"><text:change-start text:change-id="ct2781166820848"/><text:span text:style-name="T1">Не только Резкар стремился попасть</text:span><text:change-end text:change-id="ct2781166820848"/><text:change-start text:change-id="ct2781166813648"/><text:span text:style-name="T1"> в монастырь, уже несколько дней Шолох </text:span><text:change-end text:change-id="ct2781166813648"/><text:change-start text:change-id="ct2781166813072"/><text:span text:style-name="T1">с монахами пребывал </text:span><text:change-end text:change-id="ct2781166813072"/><text:change-start text:change-id="ct2781166810768"/><text:span text:style-name="T1">рядом</text:span><text:change-end text:change-id="ct2781166810768"/><text:change-start text:change-id="ct2781166821136"/><text:span text:style-name="T1"> в надежде проникну</text:span><text:change-end text:change-id="ct2781166821136"/><text:change-start text:change-id="ct2781166811920"/><text:span text:style-name="T1">ть в некогда свой дом</text:span><text:change-end text:change-id="ct2781166811920"/><text:change text:change-id="ct2781166814224"/><text:change text:change-id="ct2781166812208"/><text:change text:change-id="ct2781166815088"/><text:change-start text:change-id="ct2781166812496"/><text:span text:style-name="T1">.</text:span><text:change-end text:change-id="ct2781166812496"/><text:span text:style-name="T1"> </text:span><text:change-start text:change-id="ct2781326656080"/><text:span text:style-name="T2">И тогда о</text:span><text:change-end text:change-id="ct2781326656080"/><text:change-start text:change-id="ct2781166814512"/><text:span text:style-name="T1">ни </text:span><text:change-end text:change-id="ct2781166814512"/><text:change text:change-id="ct2781166817968"/><text:change-start text:change-id="ct2781166822288"/><text:span text:style-name="T1">в</text:span><text:change-end text:change-id="ct2781166822288"/><text:span text:style-name="T1">оспользова</text:span><text:change-start text:change-id="ct2781166817104"/><text:span text:style-name="T1">лись</text:span><text:change-end text:change-id="ct2781166817104"/><text:change text:change-id="ct2781166815664"/><text:change text:change-id="ct2781166817680"/><text:change-start text:change-id="ct2781166818256"/><text:span text:style-name="T1"> </text:span><text:change-end text:change-id="ct2781166818256"/><text:change text:change-id="ct2781166821424"/><text:change-start text:change-id="ct2781166822576"/><text:span text:style-name="T1">момент</text:span><text:change-end text:change-id="ct2781166822576"/><text:change-start text:change-id="ct2781166819120"/><text:span text:style-name="T1">ом</text:span><text:change-end text:change-id="ct2781166819120"/><text:span text:style-name="T1">, </text:span><text:change text:change-id="ct2781166818544"/><text:change-start text:change-id="ct2781166810192"/><text:span text:style-name="T1">когда</text:span><text:change-end text:change-id="ct2781166810192"/><text:span text:style-name="T1"> наемники отвлекли стражу</text:span><text:change-start text:change-id="ct2781166823152"/><text:span text:style-name="T1">.</text:span><text:change-end text:change-id="ct2781166823152"/><text:change-start text:change-id="ct2781166810480"/><text:span text:style-name="T1">..</text:span><text:change-end text:change-id="ct2781166810480"/><text:change text:change-id="ct2781166811344"/><text:change text:change-id="ct2781166823728"/></text:p>
            <text:p text:style-name="Text_20_body">Финал<text:change text:change-id="ct2781166824304"/><text:change-start text:change-id="ct2781166873680"/></text:p>
            <text:p text:style-name="P2"><text:change-end text:change-id="ct2781166873680"/>Взятый врасплох<text:change-start text:change-id="ct2781166871664"/> наёмниками<text:change-end text:change-id="ct2781166871664"/> противник <text:change text:change-id="ct2781166872240"/>был разбит. Однако, к <text:change text:change-id="ct2781166866768"/><text:s/>удивлению Резкара<text:change-start text:change-id="ct2781166868208"/>,<text:change-end text:change-id="ct2781166868208"/><text:change text:change-id="ct2781166873968"/><text:change-start text:change-id="ct2781166874544"/> <text:change-end text:change-id="ct2781166874544"/>кто<text:change-start text:change-id="ct2781166872528"/>-<text:change-end text:change-id="ct2781166872528"/><text:change text:change-id="ct2781166867920"/>то <text:change text:change-id="ct2781166867056"/><text:change-start text:change-id="ct2781166873392"/>продолжал<text:change-end text:change-id="ct2781166873392"/> сражался внутри <text:change text:change-id="ct2781166870800"/><text:change-start text:change-id="ct2781166870224"/>храма<text:change-end text:change-id="ct2781166870224"/>. <text:change text:change-id="ct2781166872816"/><text:change-start text:change-id="ct2781166867344"/><text:soft-page-break/><office:annotation office:name="__Annotation__6269_3270115435" loext:resolved="false"><dc:creator>Тарас</dc:creator><dc:date>2024-06-07T20:04:55.430000000</dc:date><text:p text:style-name="P16"><text:span text:style-name="T18">Долго</text:span></text:p></office:annotation><text:change-end text:change-id="ct2781166867344"/><text:change-start text:change-id="ct2781166869648"/><office:annotation loext:resolved="false"><dc:creator>&lt;анонимный&gt;</dc:creator><dc:date>2024-06-08T21:53:06.430000000</dc:date><text:p text:style-name="P16"><text:span text:style-name="T23">Ответ на Тарас (06/07/2024, 20:04): "..."</text:span></text:p><text:p><text:span text:style-name="T24">Нормально</text:span></text:p></office:annotation><text:change-end text:change-id="ct2781166869648"/><text:change-start text:change-id="ct2781166869360"/><office:annotation loext:resolved="false"><dc:creator>Тарас</dc:creator><dc:date>2024-06-08T23:36:24.430000000</dc:date><text:p text:style-name="P16"><text:span text:style-name="T20">Ответ на &lt;анонимный&gt; (08.06.2024, 21:53): "..."</text:span></text:p><text:p><text:span text:style-name="T21">Ну как нормально, если ставни, которые только на окнах. </text:span></text:p><text:p><text:span text:style-name="T21">И можно сократить, например, до "Распахнув двери".</text:span></text:p><text:p><text:span text:style-name="T21">Если тот же самый смысл можно короче передать, почему так не сделать?</text:span></text:p><text:p><text:span text:style-name="T21"/></text:p></office:annotation><text:change-end text:change-id="ct2781166869360"/><text:change-start text:change-id="ct2781166874256"/><office:annotation loext:resolved="false"><dc:creator>&lt;анонимный&gt;</dc:creator><dc:date>2024-06-09T11:15:43.540000000</dc:date><text:p text:style-name="P16"><text:span text:style-name="T23">Ответ на Тарас (06/08/2024, 23:36): "..."</text:span></text:p><text:p><text:span text:style-name="T24">Ты ж это все исправил. Нормально же получилось. Оставляем так</text:span></text:p></office:annotation><text:change-end text:change-id="ct2781166874256"/><text:change-start text:change-id="ct2781166871952"/>Войдя внутрь<text:change-end text:change-id="ct2781166871952"/>, наемники <text:change text:change-id="ct2781166868496"/><text:change-start text:change-id="ct2781166868784"/>увидели<text:change-end text:change-id="ct2781166868784"/> <text:change text:change-id="ct2781166870512"/>тел<text:change text:change-id="ct2781166871088"/><text:change-start text:change-id="ct2781166869072"/>а<text:change-end text:change-id="ct2781166869072"/><text:change text:change-id="ct2781166869936"/><text:change text:change-id="ct2781166871376"/><text:change text:change-id="ct2781167088816"/><text:change-start text:change-id="ct2781167084784"/> монахов,<text:change-end text:change-id="ct2781167084784"/> <text:change text:change-id="ct2781167084496"/>их недавних спутников. Посреди зала стоял вождь, его рука держала меч<text:change-start text:change-id="ct2781167083920"/>,<text:change-end text:change-id="ct2781167083920"/> по рукоять<text:change-start text:change-id="ct2781167076432"/>,<text:change-end text:change-id="ct2781167076432"/> вонзенный в плоть Шолоха. Тот<text:change-start text:change-id="ct2781167081616"/>,<text:change-end text:change-id="ct2781167081616"/> в свою очередь<text:change-start text:change-id="ct2781167085648"/>,<text:change-end text:change-id="ct2781167085648"/> схватил цепочку на груди вождя и тянул с такой силой, словно в сжимаемо<text:change text:change-id="ct2781167081040"/><text:change-start text:change-id="ct2781167090256"/>м<text:change-end text:change-id="ct2781167090256"/> руками <text:change text:change-id="ct2781167080464"/><text:change-start text:change-id="ct2781167077872"/>предмете<text:change-end text:change-id="ct2781167077872"/> заключался весь смысл его <text:change text:change-id="ct2781167090544"/><text:change text:change-id="ct2781167085072"/><text:change-start text:change-id="ct2781167083344"/><office:annotation office:name="__Annotation__4125_177555983" loext:resolved="false"><dc:creator>&lt;анонимный&gt;</dc:creator><dc:date>2024-06-09T11:16:23.930000000</dc:date><text:p text:style-name="P16"><text:span text:style-name="T22">Жизни лучше</text:span></text:p></office:annotation>жизни<office:annotation-end office:name="__Annotation__4125_177555983"/><text:change-end text:change-id="ct2781167083344"/>. Резкар заметил шевеление губ монаха<text:change text:change-id="ct2781167086800"/><text:change text:change-id="ct2781167089392"/><text:change text:change-id="ct2781167089968"/><text:change-start text:change-id="ct2781167089104"/>.<text:change-end text:change-id="ct2781167089104"/> <text:change-start text:change-id="ct2781167079312"/>Произнесённое з<text:change-end text:change-id="ct2781167079312"/><text:change-start text:change-id="ct2781167081904"/>аклинание взорвало <text:change-end text:change-id="ct2781167081904"/>воздух между противниками <text:change text:change-id="ct2781167089680"/><text:change text:change-id="ct2781167090832"/>и их тела разлетелись, разбившись о каменные стены. <text:span text:style-name="T7">Обыскав помещение, наемники заметили тайный лаз, которым, по видимому, и воспользовались</text:span><text:change text:change-id="ct2781167085360"/><text:span text:style-name="T7"> монахи.</text:span></text:p>
          </table:table-cell>
        </table:table-row>
        <table:table-row>
          <table:table-cell table:style-name="Таблица1.A2" office:value-type="string">
            <text:p text:style-name="P9"><text:span text:style-name="T11">Сцена 6. <text:s/></text:span><text:span text:style-name="T12">Мост</text:span></text:p>
          </table:table-cell>
          <table:table-cell table:style-name="Таблица1.B2" office:value-type="string">
            <text:p text:style-name="Text_20_body">Начало</text:p>
            <text:p text:style-name="P1">Резкар продолжил работать на Лорда, выполняя самые опасные приказы. Добившись расположения, он стал одним из генералов <text:span text:style-name="T9">Brea</text:span>. Его слава росла, от него исходила зловещая, но притягательная аура и он быстро стал прославленным героем в глазах воинов и прост<text:change-start text:change-id="ct2781167091120"/>ых<text:change-end text:change-id="ct2781167091120"/><text:change text:change-id="ct2781167078160"/><text:change-start text:change-id="ct2781167091408"/> жителей<text:change-end text:change-id="ct2781167091408"/>. <text:s/>Каждый раз, заканчивая битву решительной победой, воин ощущал в себе всё больше мощи. Всё больше становилось и войско.</text:p>
            <text:p text:style-name="P1">Ощущая такую силу в своем распоряжении, Лорд решил позариться на власть во всем королевстве Дульмир и отдал приказ атаковать гарнизон Короля у моста по дороге в столицу.</text:p>
            <text:p text:style-name="Text_20_body">Финал</text:p>
            <text:p text:style-name="Text_20_body"><text:span text:style-name="T1">Сражаясь</text:span> на узком переходе,<text:span text:style-name="T1"> Резкар </text:span>ощуща<text:span text:style-name="T1">л</text:span> <text:span text:style-name="T1">лёгкость</text:span> <text:span text:style-name="T1">в </text:span>движени<text:span text:style-name="T1">ях и без жалости рубил воинов оборонявших переправу</text:span>. <text:span text:style-name="T1">Мост был захвачен. В лагере на противоположном берегу, в шатре Лорда, заседал военный совет. <text:s/>Резкар сидел в кресле и внимательно изучал маленькое темное зернышко внутри своего амулета. Он вспоминал, что последний раз видел черноту в кристалле, когда взял его из недвижных рук монаха, так отчаянно бившегося за эту вещицу в мрачных горных залах. Тогда Резкар решил сохранить ее в память о <text:s/>доблести Шолоха.</text:span></text:p>
          </table:table-cell>
        </table:table-row>
        <table:table-row>
          <table:table-cell table:style-name="Таблица1.A2" office:value-type="string">
            <text:p text:style-name="P9"><text:span text:style-name="T11">Сцена 7. <text:s/></text:span><text:span text:style-name="T12">Генеральное сражение</text:span></text:p>
          </table:table-cell>
          <table:table-cell table:style-name="Таблица1.B2" office:value-type="string">
            <text:p text:style-name="Text_20_body">Начало</text:p>
            <text:p text:style-name="Text_20_body"><text:span text:style-name="T1">«Что это?» - спросил Лорд, потянувшись к амулету. </text:span>В момент, когда пухлая рука <text:span text:style-name="T1">дотронулась</text:span> <text:span text:style-name="T1">до</text:span> предмет<text:span text:style-name="T1">а</text:span> на ладони Резкара, <text:span text:style-name="T1">резким</text:span> взмахом меча<text:span text:style-name="T1"> бывший </text:span>наемник <text:span text:style-name="T1">оборвал жизнь своего повелителя</text:span>. <text:span text:style-name="T1">«Не сметь» - только и успела мелькнуть гневная мысль. Присутствующие не издали ни звука, застыв, прикованные могучей волей</text:span> я<text:span text:style-name="T1">щера. </text:span><text:change-start text:change-id="ct2781167078448"/></text:p>
            <text:p text:style-name="Text_20_body"><text:change-end text:change-id="ct2781167078448"/><text:change-start text:change-id="ct2781167091696"/><text:span text:style-name="T1">...</text:span><text:change-end text:change-id="ct2781167091696"/><text:span text:style-name="T1">И вот, на бескрайнем осеннем поле Резкар встретил, развернувшуюся во все знамена, армию короля, уже не </text:span><text:change text:change-id="ct2781167087952"/><text:change-start text:change-id="ct2781167088528"/><text:span text:style-name="T1">лидером</text:span><text:change-end text:change-id="ct2781167088528"/><text:span text:style-name="T1"> наемников, а командующим </text:span><text:change-start text:change-id="ct2781167080752"/><text:span text:style-name="T1">целого </text:span><text:change-end text:change-id="ct2781167080752"/><text:change text:change-id="ct2781167085936"/><text:change-start text:change-id="ct2781167086224"/><text:span text:style-name="T1">войска</text:span><text:change-end text:change-id="ct2781167086224"/><text:change text:change-id="ct2781167080176"/><text:span text:style-name="T1">. </text:span></text:p>
            <text:p text:style-name="Text_20_body">Финал</text:p>
            <text:p text:style-name="Text_20_body"><text:span text:style-name="T1">Король отступил. </text:span>Смешанный запах <text:span text:style-name="T1">смерти</text:span> и горящих полей наполняет воздух. Г<text:span text:style-name="T1">лубоко вдыхая его горький вкус, Резкар невольно улыбнулся, ощущая удовлетворение от свершившегося. Хоть победа и была за ящером, он уже не мог остановиться и понимал, что всё закончится только с гибелью короля.</text:span></text:p>
          </table:table-cell>
        </table:table-row>
        <text:soft-page-break/>
        <table:table-row>
          <table:table-cell table:style-name="Таблица1.A2" office:value-type="string">
            <text:p text:style-name="P9"><text:span text:style-name="T11">Сцена 8. <text:s/>Брешь</text:span><text:span text:style-name="T12"> в стенах</text:span></text:p>
          </table:table-cell>
          <table:table-cell table:style-name="Таблица1.B2" office:value-type="string">
            <text:p text:style-name="P1">Начало</text:p>
            <text:p text:style-name="Text_20_body"><text:span text:style-name="T1">Армия Резкара стягивала свои полки к древнему городу </text:span><text:change text:change-id="ct2781326680560"/><text:change-start text:change-id="ct2781326673648"/><text:span text:style-name="T6">Дальмир</text:span><text:change-end text:change-id="ct2781326673648"/><text:span text:style-name="T1"> — столице королевства. Стены, украшенные вековой резьбой и фресками, вырастали перед ними, преграждая путь. Резкар чувствовал, как под влиянием приобретенной реликвии его разум погружается в темноту и безумие. Но взамен, из этой темноты, он черпал неистовую силу.</text:span><text:change text:change-id="ct2781167087088"/><text:span text:style-name="T1"> Могучим движением</text:span> ящер ударил лапой по земле, направляя энергию к городу. Воздух <text:span text:style-name="T1">завибрировал</text:span> от силы, <text:change-start text:change-id="ct2781167078736"/><text:span text:style-name="T1"><text:s/>в</text:span><text:span text:style-name="T8">олна прошла по земле и город вздрогнул</text:span><text:change-end text:change-id="ct2781167078736"/><text:change text:change-id="ct2781167079024"/><text:span text:style-name="T1">. Каменная кладка, казалось монолитных стен, не выдержала и рухнула, создав громадную брешь. </text:span><text:change text:change-id="ct2781167082192"/><text:change-start text:change-id="ct2781167083056"/><text:span text:style-name="T9">В</text:span><text:change-end text:change-id="ct2781167083056"/><text:change-start text:change-id="ct2781167082480"/><text:span text:style-name="T1">ойска</text:span><text:change-end text:change-id="ct2781167082480"/><text:change text:change-id="ct2781167087376"/><text:span text:style-name="T1"> ринулись на штурм.</text:span><text:change-start text:change-id="ct2781167087664"/><text:span text:style-name="T1">..</text:span><text:change-end text:change-id="ct2781167087664"/></text:p>
            <text:p text:style-name="Text_20_body">Финал</text:p>
            <text:p text:style-name="P15"><text:change text:change-id="ct2781167081328"/><text:change-start text:change-id="ct2781167075856"/><text:span text:style-name="T1">Солдаты</text:span><text:change-end text:change-id="ct2781167075856"/> <text:span text:style-name="T1">Резкара</text:span><text:change-start text:change-id="ct2781167076720"/><text:span text:style-name="T1">,</text:span><text:change-end text:change-id="ct2781167076720"/><text:span text:style-name="T1"> словно</text:span> одержимые<text:change-start text:change-id="ct2781167076144"/>,<text:change-end text:change-id="ct2781167076144"/> двигались <text:span text:style-name="T1">улицами города,</text:span> оставляя за собой лишь разрушения. <text:span text:style-name="T1">Сам бывший наемник </text:span>шел впереди всех, не зна<text:span text:style-name="T1">я</text:span> усталости <text:span text:style-name="T1">и не чувствуя жалости</text:span>. Сражение длилось до рассвета, и, когда первые лучи солнца осветили опустошенные улицы, Резкар стоял на центральной площади <text:change text:change-id="ct2781326678544"/><text:change-start text:change-id="ct2781326672784"/><text:span text:style-name="T6">Дальмир</text:span><text:change-end text:change-id="ct2781326672784"/>, окруженный своими воинами<text:change text:change-id="ct2781167077008"/>.</text:p>
          </table:table-cell>
        </table:table-row>
        <table:table-row>
          <table:table-cell table:style-name="Таблица1.A2" office:value-type="string">
            <text:p text:style-name="P9"><text:span text:style-name="T11">Сцена 9. <text:s/></text:span><text:span text:style-name="T12">Последняя надежда</text:span></text:p>
          </table:table-cell>
          <table:table-cell table:style-name="Таблица1.B2" office:value-type="string">
            <text:p text:style-name="Text_20_body">Начало</text:p>
            <text:p text:style-name="P15"><text:span text:style-name="T1">Остатки гарнизона и вооруженные ж</text:span>ители <text:change text:change-id="ct2781326684304"/><text:change-start text:change-id="ct2781326688624"/><text:span text:style-name="T6">Дальмир</text:span><text:change-end text:change-id="ct2781326688624"/> собрались на <text:span text:style-name="T1">противоположном краю</text:span> площади. В их сердцах горела искра <text:span text:style-name="T1">последней</text:span> надежды <text:span text:style-name="T1">и вера</text:span>, что даже против<text:span text:style-name="T1"> </text:span>безумной силы Резкара у них есть шанс. С криками борьбы и молитвами, они <text:span text:style-name="T1">стойко</text:span> встретили врага. И хотя Резкар, погло<text:span text:style-name="T1">щенный мощью артефакта</text:span>, продолжал свой путь разрушения, героический дух з<text:span text:style-name="T1">ащитников </text:span><text:change text:change-id="ct2781326673072"/><text:change-start text:change-id="ct2781326675952"/><text:span text:style-name="T6">Дальмир</text:span><text:change-end text:change-id="ct2781326675952"/><text:span text:style-name="T1"> </text:span>заставил его сердце на мгновение <text:span text:style-name="T1">встрепенуться</text:span> перед лицом их стойкости и мужества. </text:p>
            <text:p text:style-name="Text_20_body">Финал</text:p>
            <text:p text:style-name="Text_20_body">Городская площадь,<text:span text:style-name="T1"> ранее — место радости </text:span>и веселья, стала ареной трагедии. Мертвый город.<text:change-start text:change-id="ct2781167088240"/>..<text:change-end text:change-id="ct2781167088240"/> <text:change-start text:change-id="ct2781167077296"/></text:p>
            <text:p text:style-name="Text_20_body"><text:change-end text:change-id="ct2781167077296"/>Последние истрепанные остатки войска Резкара двигались к замку короля. Их оставалось слишком мало, они были покрыты кровью, потом и грязью, но полны торжества и злобы.</text:p>
          </table:table-cell>
        </table:table-row>
        <table:table-row>
          <table:table-cell table:style-name="Таблица1.A2" office:value-type="string">
            <text:p text:style-name="P9"><text:span text:style-name="T11">Сцена </text:span><text:span text:style-name="T12">10. Корона чья?</text:span><text:span text:style-name="T11"> </text:span></text:p>
          </table:table-cell>
          <table:table-cell table:style-name="Таблица1.B2" office:value-type="string">
            <text:p text:style-name="Text_20_body">Начало.</text:p>
            <text:p text:style-name="Text_20_body">В самом сердце крепости, под сводами древнего замка, развернулась последняя битва. Резкар, вместе с верными ему воинами, столкнулся с личной гвардией великого правителя. Эхо стального грохота и <text:span text:style-name="T1">стоны</text:span> раненых заполнил<text:span text:style-name="T1">и</text:span> залы. Властелин, <text:span text:style-name="T1">слыша приближающийся гул схватки</text:span>, <text:span text:style-name="T1">все крепче </text:span>сжимал жезл власти, готовый защищать свой трон до последнего вздоха. Он знал, что каждый момент может стать решающим в этой<text:change text:change-id="ct2781167077584"/><text:span text:style-name="T1"> битве</text:span> за судьбу королевства. </text:p>
            <text:p text:style-name="Text_20_body">Финал.</text:p>
            <text:p text:style-name="P1">Властелин, изможденный, но непреклонный, встретил Резкара лицом к лицу. Клинки скрестились с оглушительным звоном. С каждым ударом Резкар все сильнее теснил короля, пока наконец его <text:soft-page-break/>клинок не прорвал защиту и не вонзился в грудь правителя. Властелин пал на колени, <text:change text:change-id="ct2781167079600"/>кровь<text:change text:change-id="ct2781167079888"/> хлынула из раны. Жезл выпал из его ослабевших пальцев и зазвенел по мраморным плитам тронного зала, упершись в ноги Резкара. Залы замка содрогнулись от ликующих криков – победа была достигнута. </text:p>
          </table:table-cell>
        </table:table-row>
        <table:table-row>
          <table:table-cell table:style-name="Таблица1.A2" office:value-type="string">
            <text:p text:style-name="P2">Финал</text:p>
          </table:table-cell>
          <table:table-cell table:style-name="Таблица1.B2" office:value-type="string">
            <text:p text:style-name="P1">На троне, темном и липком от крови, восседает новый король, взирая на пустые залы дворца, пустые улицы города, на пустые земли и пустоту внутри себя. А рядом, <text:change-start text:change-id="ct2781326659248"/>полож<text:change-end text:change-id="ct2781326659248"/><text:change-start text:change-id="ct2781326660976"/><text:span text:style-name="T13">ив</text:span><text:change-end text:change-id="ct2781326660976"/><text:change text:change-id="ct2781326667312"/> длань на плечо Резкара, радостно и удовлетворенно хихикало Зло, уже не скрываясь в недрах старинной дивной вещицы из разрушенного монастыря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F" svg:font-family="" style:font-family-generic="roman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zxx" fo:country="none" style:letter-kerning="true" style:font-name-asian="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zxx" fo:country="none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21:46:03.13</meta:creation-date>
    <dc:date>2024-06-12T18:41:27.654000000</dc:date>
    <meta:editing-duration>P3DT12H21M30S</meta:editing-duration>
    <meta:editing-cycles>62</meta:editing-cycles>
    <meta:generator>LibreOffice/7.6.4.1$Windows_X86_64 LibreOffice_project/e19e193f88cd6c0525a17fb7a176ed8e6a3e2aa1</meta:generator>
    <dc:creator>Тарас</dc:creator>
    <meta:document-statistic meta:table-count="1" meta:image-count="0" meta:object-count="0" meta:page-count="5" meta:paragraph-count="64" meta:word-count="1458" meta:character-count="9920" meta:non-whitespace-character-count="8497"/>
  </office:meta>
</office:document-meta>
</file>